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65.99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nsus-experiment-output" table:style-name="ta1">
        <table:shapes>
          <draw:frame draw:z-index="0" draw:style-name="gr1" draw:text-style-name="P1" svg:width="160.02mm" svg:height="76.93mm" svg:x="219.68mm" svg:y="6.02mm">
            <loext:p draw:notify-on-update-of-ranges="'census-experiment-output'.E2:'census-experiment-output'.E20 'census-experiment-output'.G2:'census-experiment-output'.G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2mm" svg:height="76.93mm" svg:x="224.47mm" svg:y="89.82mm">
            <loext:p draw:notify-on-update-of-ranges="'census-experiment-output'.E21:'census-experiment-output'.E38 'census-experiment-output'.G21:'census-experiment-output'.G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2mm" svg:height="76.93mm" svg:x="228.91mm" svg:y="171.6mm">
            <loext:p draw:notify-on-update-of-ranges="'census-experiment-output'.E39:'census-experiment-output'.E54 'census-experiment-output'.G39:'census-experiment-output'.G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2mm" svg:height="76.93mm" svg:x="232.85mm" svg:y="253.54mm">
            <loext:p draw:notify-on-update-of-ranges="'census-experiment-output'.E55:'census-experiment-output'.E74 'census-experiment-output'.G55:'census-experiment-output'.G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2mm" svg:height="76.93mm" svg:x="394.15mm" svg:y="252.88mm">
            <loext:p draw:notify-on-update-of-ranges="'census-experiment-output'.E55:'census-experiment-output'.E74 'census-experiment-output'.G55:'census-experiment-output'.G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sult0</text:p>
          </table:table-cell>
          <table:table-cell office:value-type="string" calcext:value-type="string">
            <text:p>abs_diff0</text:p>
          </table:table-cell>
          <table:table-cell office:value-type="string" calcext:value-type="string">
            <text:p>DP_type</text:p>
          </table:table-cell>
          <table:table-cell office:value-type="string" calcext:value-type="string">
            <text:p>block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formula="of:=[.B1]" office:value-type="string" office:string-value="abs_diff0" calcext:value-type="string">
            <text:p>abs_diff0</text:p>
          </table:table-cell>
        </table:table-row>
        <table:table-row table:style-name="ro1">
          <table:table-cell office:value-type="float" office:value="34.4941986638132" calcext:value-type="float">
            <text:p>34.4941986638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ult_nonpriv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4217026382" calcext:value-type="float">
            <text:p>34.44217026382</text:p>
          </table:table-cell>
          <table:table-cell office:value-type="float" office:value="0.0520283999932261" calcext:value-type="float">
            <text:p>0.05202839999322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]" office:value-type="float" office:value="0.0520283999932261" calcext:value-type="float">
            <text:p>0.052028399993226</text:p>
          </table:table-cell>
        </table:table-row>
        <table:table-row table:style-name="ro1">
          <table:table-cell office:value-type="float" office:value="34.0434080946533" calcext:value-type="float">
            <text:p>34.0434080946533</text:p>
          </table:table-cell>
          <table:table-cell office:value-type="float" office:value="0.450790569159892" calcext:value-type="float">
            <text:p>0.45079056915989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" office:value-type="float" office:value="0.450790569159892" calcext:value-type="float">
            <text:p>0.450790569159892</text:p>
          </table:table-cell>
        </table:table-row>
        <table:table-row table:style-name="ro1">
          <table:table-cell office:value-type="float" office:value="33.5844622656992" calcext:value-type="float">
            <text:p>33.5844622656992</text:p>
          </table:table-cell>
          <table:table-cell office:value-type="float" office:value="0.909736398113971" calcext:value-type="float">
            <text:p>0.90973639811397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5]" office:value-type="float" office:value="0.909736398113971" calcext:value-type="float">
            <text:p>0.909736398113971</text:p>
          </table:table-cell>
        </table:table-row>
        <table:table-row table:style-name="ro1">
          <table:table-cell office:value-type="float" office:value="34.3743935709895" calcext:value-type="float">
            <text:p>34.3743935709895</text:p>
          </table:table-cell>
          <table:table-cell office:value-type="float" office:value="0.119805092823668" calcext:value-type="float">
            <text:p>0.11980509282366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]" office:value-type="float" office:value="0.119805092823668" calcext:value-type="float">
            <text:p>0.119805092823668</text:p>
          </table:table-cell>
        </table:table-row>
        <table:table-row table:style-name="ro1">
          <table:table-cell office:value-type="float" office:value="34.6700358209231" calcext:value-type="float">
            <text:p>34.6700358209231</text:p>
          </table:table-cell>
          <table:table-cell office:value-type="float" office:value="0.175837157109946" calcext:value-type="float">
            <text:p>0.17583715710994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7]" office:value-type="float" office:value="0.175837157109946" calcext:value-type="float">
            <text:p>0.175837157109946</text:p>
          </table:table-cell>
        </table:table-row>
        <table:table-row table:style-name="ro1">
          <table:table-cell office:value-type="float" office:value="34.5250805279834" calcext:value-type="float">
            <text:p>34.5250805279834</text:p>
          </table:table-cell>
          <table:table-cell office:value-type="float" office:value="0.0308818641701976" calcext:value-type="float">
            <text:p>0.03088186417019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8]" office:value-type="float" office:value="0.0308818641701976" calcext:value-type="float">
            <text:p>0.030881864170198</text:p>
          </table:table-cell>
        </table:table-row>
        <table:table-row table:style-name="ro1">
          <table:table-cell office:value-type="float" office:value="34.5914788498081" calcext:value-type="float">
            <text:p>34.5914788498081</text:p>
          </table:table-cell>
          <table:table-cell office:value-type="float" office:value="0.0972801859949399" calcext:value-type="float">
            <text:p>0.0972801859949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9]" office:value-type="float" office:value="0.0972801859949399" calcext:value-type="float">
            <text:p>0.09728018599494</text:p>
          </table:table-cell>
        </table:table-row>
        <table:table-row table:style-name="ro1">
          <table:table-cell office:value-type="float" office:value="34.6060904068844" calcext:value-type="float">
            <text:p>34.6060904068844</text:p>
          </table:table-cell>
          <table:table-cell office:value-type="float" office:value="0.111891743071169" calcext:value-type="float">
            <text:p>0.11189174307116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0]" office:value-type="float" office:value="0.111891743071169" calcext:value-type="float">
            <text:p>0.111891743071169</text:p>
          </table:table-cell>
        </table:table-row>
        <table:table-row table:style-name="ro1">
          <table:table-cell office:value-type="float" office:value="34.4149515654002" calcext:value-type="float">
            <text:p>34.4149515654002</text:p>
          </table:table-cell>
          <table:table-cell office:value-type="float" office:value="0.0792470984130205" calcext:value-type="float">
            <text:p>0.07924709841302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1]" office:value-type="float" office:value="0.0792470984130205" calcext:value-type="float">
            <text:p>0.079247098413021</text:p>
          </table:table-cell>
        </table:table-row>
        <table:table-row table:style-name="ro1">
          <table:table-cell office:value-type="float" office:value="34.5042152631442" calcext:value-type="float">
            <text:p>34.5042152631442</text:p>
          </table:table-cell>
          <table:table-cell office:value-type="float" office:value="0.0100165993310029" calcext:value-type="float">
            <text:p>0.01001659933100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2]" office:value-type="float" office:value="0.0100165993310029" calcext:value-type="float">
            <text:p>0.010016599331003</text:p>
          </table:table-cell>
        </table:table-row>
        <table:table-row table:style-name="ro1">
          <table:table-cell office:value-type="float" office:value="34.6190097596171" calcext:value-type="float">
            <text:p>34.6190097596171</text:p>
          </table:table-cell>
          <table:table-cell office:value-type="float" office:value="0.124811095803949" calcext:value-type="float">
            <text:p>0.12481109580394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3]" office:value-type="float" office:value="0.124811095803949" calcext:value-type="float">
            <text:p>0.124811095803949</text:p>
          </table:table-cell>
        </table:table-row>
        <table:table-row table:style-name="ro1">
          <table:table-cell office:value-type="float" office:value="34.7752610931414" calcext:value-type="float">
            <text:p>34.7752610931414</text:p>
          </table:table-cell>
          <table:table-cell office:value-type="float" office:value="0.281062429328223" calcext:value-type="float">
            <text:p>0.28106242932822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4]" office:value-type="float" office:value="0.281062429328223" calcext:value-type="float">
            <text:p>0.281062429328223</text:p>
          </table:table-cell>
        </table:table-row>
        <table:table-row table:style-name="ro1">
          <table:table-cell office:value-type="float" office:value="34.6309799423632" calcext:value-type="float">
            <text:p>34.6309799423632</text:p>
          </table:table-cell>
          <table:table-cell office:value-type="float" office:value="0.136781278549968" calcext:value-type="float">
            <text:p>0.13678127854996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5]" office:value-type="float" office:value="0.136781278549968" calcext:value-type="float">
            <text:p>0.136781278549968</text:p>
          </table:table-cell>
        </table:table-row>
        <table:table-row table:style-name="ro1">
          <table:table-cell office:value-type="float" office:value="34.7492573535411" calcext:value-type="float">
            <text:p>34.7492573535411</text:p>
          </table:table-cell>
          <table:table-cell office:value-type="float" office:value="0.255058689727903" calcext:value-type="float">
            <text:p>0.25505868972790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6]" office:value-type="float" office:value="0.255058689727903" calcext:value-type="float">
            <text:p>0.255058689727903</text:p>
          </table:table-cell>
        </table:table-row>
        <table:table-row table:style-name="ro1">
          <table:table-cell office:value-type="float" office:value="34.7124936446161" calcext:value-type="float">
            <text:p>34.7124936446161</text:p>
          </table:table-cell>
          <table:table-cell office:value-type="float" office:value="0.218294980802924" calcext:value-type="float">
            <text:p>0.21829498080292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7]" office:value-type="float" office:value="0.218294980802924" calcext:value-type="float">
            <text:p>0.218294980802924</text:p>
          </table:table-cell>
        </table:table-row>
        <table:table-row table:style-name="ro1">
          <table:table-cell office:value-type="float" office:value="34.6887816577212" calcext:value-type="float">
            <text:p>34.6887816577212</text:p>
          </table:table-cell>
          <table:table-cell office:value-type="float" office:value="0.194582993908014" calcext:value-type="float">
            <text:p>0.19458299390801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8]" office:value-type="float" office:value="0.194582993908014" calcext:value-type="float">
            <text:p>0.194582993908014</text:p>
          </table:table-cell>
        </table:table-row>
        <table:table-row table:style-name="ro1">
          <table:table-cell office:value-type="float" office:value="34.5374336411958" calcext:value-type="float">
            <text:p>34.5374336411958</text:p>
          </table:table-cell>
          <table:table-cell office:value-type="float" office:value="0.0432349773826175" calcext:value-type="float">
            <text:p>0.04323497738261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9]" office:value-type="float" office:value="0.0432349773826175" calcext:value-type="float">
            <text:p>0.043234977382618</text:p>
          </table:table-cell>
        </table:table-row>
        <table:table-row table:style-name="ro1">
          <table:table-cell office:value-type="float" office:value="34.5949785900718" calcext:value-type="float">
            <text:p>34.5949785900718</text:p>
          </table:table-cell>
          <table:table-cell office:value-type="float" office:value="0.100779926258618" calcext:value-type="float">
            <text:p>0.10077992625861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0]" office:value-type="float" office:value="0.100779926258618" calcext:value-type="float">
            <text:p>0.100779926258618</text:p>
          </table:table-cell>
        </table:table-row>
        <table:table-row table:style-name="ro1">
          <table:table-cell office:value-type="float" office:value="35.1267662503397" calcext:value-type="float">
            <text:p>35.1267662503397</text:p>
          </table:table-cell>
          <table:table-cell office:value-type="float" office:value="0.632567586526541" calcext:value-type="float">
            <text:p>0.6325675865265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1]" office:value-type="float" office:value="0.632567586526541" calcext:value-type="float">
            <text:p>0.632567586526541</text:p>
          </table:table-cell>
        </table:table-row>
        <table:table-row table:style-name="ro1">
          <table:table-cell office:value-type="float" office:value="34.5785231128571" calcext:value-type="float">
            <text:p>34.5785231128571</text:p>
          </table:table-cell>
          <table:table-cell office:value-type="float" office:value="0.0843244490438622" calcext:value-type="float">
            <text:p>0.08432444904386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2]" office:value-type="float" office:value="0.0843244490438622" calcext:value-type="float">
            <text:p>0.084324449043862</text:p>
          </table:table-cell>
        </table:table-row>
        <table:table-row table:style-name="ro1">
          <table:table-cell office:value-type="float" office:value="34.4082005978031" calcext:value-type="float">
            <text:p>34.4082005978031</text:p>
          </table:table-cell>
          <table:table-cell office:value-type="float" office:value="0.0859980660100632" calcext:value-type="float">
            <text:p>0.08599806601006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3]" office:value-type="float" office:value="0.0859980660100632" calcext:value-type="float">
            <text:p>0.085998066010063</text:p>
          </table:table-cell>
        </table:table-row>
        <table:table-row table:style-name="ro1">
          <table:table-cell office:value-type="float" office:value="34.5220517341475" calcext:value-type="float">
            <text:p>34.5220517341475</text:p>
          </table:table-cell>
          <table:table-cell office:value-type="float" office:value="0.0278530703343449" calcext:value-type="float">
            <text:p>0.02785307033434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4]" office:value-type="float" office:value="0.0278530703343449" calcext:value-type="float">
            <text:p>0.027853070334345</text:p>
          </table:table-cell>
        </table:table-row>
        <table:table-row table:style-name="ro1">
          <table:table-cell office:value-type="float" office:value="34.7077844173812" calcext:value-type="float">
            <text:p>34.7077844173812</text:p>
          </table:table-cell>
          <table:table-cell office:value-type="float" office:value="0.213585753568019" calcext:value-type="float">
            <text:p>0.21358575356801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5]" office:value-type="float" office:value="0.213585753568019" calcext:value-type="float">
            <text:p>0.213585753568019</text:p>
          </table:table-cell>
        </table:table-row>
        <table:table-row table:style-name="ro1">
          <table:table-cell office:value-type="float" office:value="34.8722448958912" calcext:value-type="float">
            <text:p>34.8722448958912</text:p>
          </table:table-cell>
          <table:table-cell office:value-type="float" office:value="0.378046232078034" calcext:value-type="float">
            <text:p>0.37804623207803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6]" office:value-type="float" office:value="0.378046232078034" calcext:value-type="float">
            <text:p>0.378046232078034</text:p>
          </table:table-cell>
        </table:table-row>
        <table:table-row table:style-name="ro1">
          <table:table-cell office:value-type="float" office:value="34.6413920617746" calcext:value-type="float">
            <text:p>34.6413920617746</text:p>
          </table:table-cell>
          <table:table-cell office:value-type="float" office:value="0.147193397961424" calcext:value-type="float">
            <text:p>0.14719339796142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7]" office:value-type="float" office:value="0.147193397961424" calcext:value-type="float">
            <text:p>0.147193397961424</text:p>
          </table:table-cell>
        </table:table-row>
        <table:table-row table:style-name="ro1">
          <table:table-cell office:value-type="float" office:value="34.4149904692317" calcext:value-type="float">
            <text:p>34.4149904692317</text:p>
          </table:table-cell>
          <table:table-cell office:value-type="float" office:value="0.0792081945814545" calcext:value-type="float">
            <text:p>0.07920819458145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8]" office:value-type="float" office:value="0.0792081945814545" calcext:value-type="float">
            <text:p>0.079208194581455</text:p>
          </table:table-cell>
        </table:table-row>
        <table:table-row table:style-name="ro1">
          <table:table-cell office:value-type="float" office:value="34.3574013207641" calcext:value-type="float">
            <text:p>34.3574013207641</text:p>
          </table:table-cell>
          <table:table-cell office:value-type="float" office:value="0.136797343049139" calcext:value-type="float">
            <text:p>0.13679734304913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29]" office:value-type="float" office:value="0.136797343049139" calcext:value-type="float">
            <text:p>0.136797343049139</text:p>
          </table:table-cell>
        </table:table-row>
        <table:table-row table:style-name="ro1">
          <table:table-cell office:value-type="float" office:value="35.1624505822776" calcext:value-type="float">
            <text:p>35.1624505822776</text:p>
          </table:table-cell>
          <table:table-cell office:value-type="float" office:value="0.668251918464435" calcext:value-type="float">
            <text:p>0.66825191846443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30]" office:value-type="float" office:value="0.668251918464435" calcext:value-type="float">
            <text:p>0.668251918464435</text:p>
          </table:table-cell>
        </table:table-row>
        <table:table-row table:style-name="ro1">
          <table:table-cell office:value-type="float" office:value="34.580357076864" calcext:value-type="float">
            <text:p>34.580357076864</text:p>
          </table:table-cell>
          <table:table-cell office:value-type="float" office:value="0.086158413050832" calcext:value-type="float">
            <text:p>0.08615841305083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31]" office:value-type="float" office:value="0.086158413050832" calcext:value-type="float">
            <text:p>0.086158413050832</text:p>
          </table:table-cell>
        </table:table-row>
        <table:table-row table:style-name="ro1">
          <table:table-cell office:value-type="float" office:value="34.6175142153983" calcext:value-type="float">
            <text:p>34.6175142153983</text:p>
          </table:table-cell>
          <table:table-cell office:value-type="float" office:value="0.123315551585151" calcext:value-type="float">
            <text:p>0.12331555158515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32]" office:value-type="float" office:value="0.123315551585151" calcext:value-type="float">
            <text:p>0.123315551585151</text:p>
          </table:table-cell>
        </table:table-row>
        <table:table-row table:style-name="ro1">
          <table:table-cell office:value-type="float" office:value="34.6396293199454" calcext:value-type="float">
            <text:p>34.6396293199454</text:p>
          </table:table-cell>
          <table:table-cell office:value-type="float" office:value="0.145430656132177" calcext:value-type="float">
            <text:p>0.14543065613217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33]" office:value-type="float" office:value="0.145430656132177" calcext:value-type="float">
            <text:p>0.145430656132177</text:p>
          </table:table-cell>
        </table:table-row>
        <table:table-row table:style-name="ro1">
          <table:table-cell office:value-type="float" office:value="34.5152076277933" calcext:value-type="float">
            <text:p>34.5152076277933</text:p>
          </table:table-cell>
          <table:table-cell office:value-type="float" office:value="0.021008963980151" calcext:value-type="float">
            <text:p>0.02100896398015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34]" office:value-type="float" office:value="0.021008963980151" calcext:value-type="float">
            <text:p>0.021008963980151</text:p>
          </table:table-cell>
        </table:table-row>
        <table:table-row table:style-name="ro1">
          <table:table-cell office:value-type="float" office:value="34.6422170775645" calcext:value-type="float">
            <text:p>34.6422170775645</text:p>
          </table:table-cell>
          <table:table-cell office:value-type="float" office:value="0.148018413751302" calcext:value-type="float">
            <text:p>0.14801841375130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35]" office:value-type="float" office:value="0.148018413751302" calcext:value-type="float">
            <text:p>0.148018413751302</text:p>
          </table:table-cell>
        </table:table-row>
        <table:table-row table:style-name="ro1">
          <table:table-cell office:value-type="float" office:value="34.5735127543306" calcext:value-type="float">
            <text:p>34.5735127543306</text:p>
          </table:table-cell>
          <table:table-cell office:value-type="float" office:value="0.0793140905174425" calcext:value-type="float">
            <text:p>0.07931409051744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36]" office:value-type="float" office:value="0.0793140905174425" calcext:value-type="float">
            <text:p>0.079314090517443</text:p>
          </table:table-cell>
        </table:table-row>
        <table:table-row table:style-name="ro1">
          <table:table-cell office:value-type="float" office:value="34.536554941288" calcext:value-type="float">
            <text:p>34.536554941288</text:p>
          </table:table-cell>
          <table:table-cell office:value-type="float" office:value="0.0423562774747737" calcext:value-type="float">
            <text:p>0.04235627747477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37]" office:value-type="float" office:value="0.0423562774747737" calcext:value-type="float">
            <text:p>0.042356277474774</text:p>
          </table:table-cell>
        </table:table-row>
        <table:table-row table:style-name="ro1">
          <table:table-cell office:value-type="float" office:value="34.6077657023298" calcext:value-type="float">
            <text:p>34.6077657023298</text:p>
          </table:table-cell>
          <table:table-cell office:value-type="float" office:value="0.113567038516621" calcext:value-type="float">
            <text:p>0.11356703851662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38]" office:value-type="float" office:value="0.113567038516621" calcext:value-type="float">
            <text:p>0.113567038516621</text:p>
          </table:table-cell>
        </table:table-row>
        <table:table-row table:style-name="ro1">
          <table:table-cell office:value-type="float" office:value="34.0578258235376" calcext:value-type="float">
            <text:p>34.0578258235376</text:p>
          </table:table-cell>
          <table:table-cell office:value-type="float" office:value="0.436372840275588" calcext:value-type="float">
            <text:p>0.43637284027558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9]" office:value-type="float" office:value="0.436372840275588" calcext:value-type="float">
            <text:p>0.436372840275588</text:p>
          </table:table-cell>
        </table:table-row>
        <table:table-row table:style-name="ro1">
          <table:table-cell office:value-type="float" office:value="34.7353172837275" calcext:value-type="float">
            <text:p>34.7353172837275</text:p>
          </table:table-cell>
          <table:table-cell office:value-type="float" office:value="0.241118619914353" calcext:value-type="float">
            <text:p>0.24111861991435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0]" office:value-type="float" office:value="0.241118619914353" calcext:value-type="float">
            <text:p>0.241118619914353</text:p>
          </table:table-cell>
        </table:table-row>
        <table:table-row table:style-name="ro1">
          <table:table-cell office:value-type="float" office:value="34.599673943724" calcext:value-type="float">
            <text:p>34.599673943724</text:p>
          </table:table-cell>
          <table:table-cell office:value-type="float" office:value="0.105475279910813" calcext:value-type="float">
            <text:p>0.10547527991081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41]" office:value-type="float" office:value="0.105475279910813" calcext:value-type="float">
            <text:p>0.105475279910813</text:p>
          </table:table-cell>
        </table:table-row>
        <table:table-row table:style-name="ro1">
          <table:table-cell office:value-type="float" office:value="34.7613047603204" calcext:value-type="float">
            <text:p>34.7613047603204</text:p>
          </table:table-cell>
          <table:table-cell office:value-type="float" office:value="0.267106096507185" calcext:value-type="float">
            <text:p>0.26710609650718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42]" office:value-type="float" office:value="0.267106096507185" calcext:value-type="float">
            <text:p>0.267106096507185</text:p>
          </table:table-cell>
        </table:table-row>
        <table:table-row table:style-name="ro1">
          <table:table-cell office:value-type="float" office:value="34.5797250644753" calcext:value-type="float">
            <text:p>34.5797250644753</text:p>
          </table:table-cell>
          <table:table-cell office:value-type="float" office:value="0.0855264006621255" calcext:value-type="float">
            <text:p>0.08552640066212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43]" office:value-type="float" office:value="0.0855264006621255" calcext:value-type="float">
            <text:p>0.085526400662126</text:p>
          </table:table-cell>
        </table:table-row>
        <table:table-row table:style-name="ro1">
          <table:table-cell office:value-type="float" office:value="34.736968899808" calcext:value-type="float">
            <text:p>34.736968899808</text:p>
          </table:table-cell>
          <table:table-cell office:value-type="float" office:value="0.242770235994826" calcext:value-type="float">
            <text:p>0.24277023599482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44]" office:value-type="float" office:value="0.242770235994826" calcext:value-type="float">
            <text:p>0.242770235994826</text:p>
          </table:table-cell>
        </table:table-row>
        <table:table-row table:style-name="ro1">
          <table:table-cell office:value-type="float" office:value="34.6455350277364" calcext:value-type="float">
            <text:p>34.6455350277364</text:p>
          </table:table-cell>
          <table:table-cell office:value-type="float" office:value="0.151336363923249" calcext:value-type="float">
            <text:p>0.15133636392324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45]" office:value-type="float" office:value="0.151336363923249" calcext:value-type="float">
            <text:p>0.151336363923249</text:p>
          </table:table-cell>
        </table:table-row>
        <table:table-row table:style-name="ro1">
          <table:table-cell office:value-type="float" office:value="34.6429528980622" calcext:value-type="float">
            <text:p>34.6429528980622</text:p>
          </table:table-cell>
          <table:table-cell office:value-type="float" office:value="0.148754234249033" calcext:value-type="float">
            <text:p>0.14875423424903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46]" office:value-type="float" office:value="0.148754234249033" calcext:value-type="float">
            <text:p>0.148754234249033</text:p>
          </table:table-cell>
        </table:table-row>
        <table:table-row table:style-name="ro1">
          <table:table-cell office:value-type="float" office:value="34.6099847602249" calcext:value-type="float">
            <text:p>34.6099847602249</text:p>
          </table:table-cell>
          <table:table-cell office:value-type="float" office:value="0.115786096411739" calcext:value-type="float">
            <text:p>0.11578609641173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47]" office:value-type="float" office:value="0.115786096411739" calcext:value-type="float">
            <text:p>0.115786096411739</text:p>
          </table:table-cell>
        </table:table-row>
        <table:table-row table:style-name="ro1">
          <table:table-cell office:value-type="float" office:value="34.6204272735375" calcext:value-type="float">
            <text:p>34.6204272735375</text:p>
          </table:table-cell>
          <table:table-cell office:value-type="float" office:value="0.126228609724336" calcext:value-type="float">
            <text:p>0.12622860972433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48]" office:value-type="float" office:value="0.126228609724336" calcext:value-type="float">
            <text:p>0.126228609724336</text:p>
          </table:table-cell>
        </table:table-row>
        <table:table-row table:style-name="ro1">
          <table:table-cell office:value-type="float" office:value="34.6002047041706" calcext:value-type="float">
            <text:p>34.6002047041706</text:p>
          </table:table-cell>
          <table:table-cell office:value-type="float" office:value="0.106006040357393" calcext:value-type="float">
            <text:p>0.10600604035739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49]" office:value-type="float" office:value="0.106006040357393" calcext:value-type="float">
            <text:p>0.106006040357393</text:p>
          </table:table-cell>
        </table:table-row>
        <table:table-row table:style-name="ro1">
          <table:table-cell office:value-type="float" office:value="34.5923560285444" calcext:value-type="float">
            <text:p>34.5923560285444</text:p>
          </table:table-cell>
          <table:table-cell office:value-type="float" office:value="0.0981573647312572" calcext:value-type="float">
            <text:p>0.09815736473125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50]" office:value-type="float" office:value="0.0981573647312572" calcext:value-type="float">
            <text:p>0.098157364731257</text:p>
          </table:table-cell>
        </table:table-row>
        <table:table-row table:style-name="ro1">
          <table:table-cell office:value-type="float" office:value="34.6664895803221" calcext:value-type="float">
            <text:p>34.6664895803221</text:p>
          </table:table-cell>
          <table:table-cell office:value-type="float" office:value="0.172290916508949" calcext:value-type="float">
            <text:p>0.17229091650894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51]" office:value-type="float" office:value="0.172290916508949" calcext:value-type="float">
            <text:p>0.172290916508949</text:p>
          </table:table-cell>
        </table:table-row>
        <table:table-row table:style-name="ro1">
          <table:table-cell office:value-type="float" office:value="34.4708806406655" calcext:value-type="float">
            <text:p>34.4708806406655</text:p>
          </table:table-cell>
          <table:table-cell office:value-type="float" office:value="0.0233180231476737" calcext:value-type="float">
            <text:p>0.023318023147674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52]" office:value-type="float" office:value="0.0233180231476737" calcext:value-type="float">
            <text:p>0.023318023147674</text:p>
          </table:table-cell>
        </table:table-row>
        <table:table-row table:style-name="ro1">
          <table:table-cell office:value-type="float" office:value="34.6061318245184" calcext:value-type="float">
            <text:p>34.6061318245184</text:p>
          </table:table-cell>
          <table:table-cell office:value-type="float" office:value="0.111933160705171" calcext:value-type="float">
            <text:p>0.11193316070517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53]" office:value-type="float" office:value="0.111933160705171" calcext:value-type="float">
            <text:p>0.111933160705171</text:p>
          </table:table-cell>
        </table:table-row>
        <table:table-row table:style-name="ro1">
          <table:table-cell office:value-type="float" office:value="34.598303406857" calcext:value-type="float">
            <text:p>34.598303406857</text:p>
          </table:table-cell>
          <table:table-cell office:value-type="float" office:value="0.104104743043855" calcext:value-type="float">
            <text:p>0.10410474304385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54]" office:value-type="float" office:value="0.104104743043855" calcext:value-type="float">
            <text:p>0.104104743043855</text:p>
          </table:table-cell>
        </table:table-row>
        <table:table-row table:style-name="ro1">
          <table:table-cell office:value-type="float" office:value="34.7087068023355" calcext:value-type="float">
            <text:p>34.7087068023355</text:p>
          </table:table-cell>
          <table:table-cell office:value-type="float" office:value="0.214508138522355" calcext:value-type="float">
            <text:p>0.21450813852235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55]" office:value-type="float" office:value="0.214508138522355" calcext:value-type="float">
            <text:p>0.214508138522355</text:p>
          </table:table-cell>
        </table:table-row>
        <table:table-row table:style-name="ro1">
          <table:table-cell office:value-type="float" office:value="34.6105932066063" calcext:value-type="float">
            <text:p>34.6105932066063</text:p>
          </table:table-cell>
          <table:table-cell office:value-type="float" office:value="0.116394542793138" calcext:value-type="float">
            <text:p>0.11639454279313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56]" office:value-type="float" office:value="0.116394542793138" calcext:value-type="float">
            <text:p>0.116394542793138</text:p>
          </table:table-cell>
        </table:table-row>
        <table:table-row table:style-name="ro1">
          <table:table-cell office:value-type="float" office:value="34.3561514234457" calcext:value-type="float">
            <text:p>34.3561514234457</text:p>
          </table:table-cell>
          <table:table-cell office:value-type="float" office:value="0.138047240367492" calcext:value-type="float">
            <text:p>0.13804724036749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7]" office:value-type="float" office:value="0.138047240367492" calcext:value-type="float">
            <text:p>0.138047240367492</text:p>
          </table:table-cell>
        </table:table-row>
        <table:table-row table:style-name="ro1">
          <table:table-cell office:value-type="float" office:value="12.6979418848395" calcext:value-type="float">
            <text:p>12.6979418848395</text:p>
          </table:table-cell>
          <table:table-cell office:value-type="float" office:value="21.7962567789737" calcext:value-type="float">
            <text:p>21.796256778973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8]" office:value-type="float" office:value="21.7962567789737" calcext:value-type="float">
            <text:p>21.7962567789737</text:p>
          </table:table-cell>
        </table:table-row>
        <table:table-row table:style-name="ro1">
          <table:table-cell office:value-type="float" office:value="34.5061070985007" calcext:value-type="float">
            <text:p>34.5061070985007</text:p>
          </table:table-cell>
          <table:table-cell office:value-type="float" office:value="0.0119084346874985" calcext:value-type="float">
            <text:p>0.01190843468749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59]" office:value-type="float" office:value="0.0119084346874985" calcext:value-type="float">
            <text:p>0.011908434687499</text:p>
          </table:table-cell>
        </table:table-row>
        <table:table-row table:style-name="ro1">
          <table:table-cell office:value-type="float" office:value="34.8092452925143" calcext:value-type="float">
            <text:p>34.8092452925143</text:p>
          </table:table-cell>
          <table:table-cell office:value-type="float" office:value="0.315046628701083" calcext:value-type="float">
            <text:p>0.31504662870108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60]" office:value-type="float" office:value="0.315046628701083" calcext:value-type="float">
            <text:p>0.315046628701083</text:p>
          </table:table-cell>
        </table:table-row>
        <table:table-row table:style-name="ro1">
          <table:table-cell office:value-type="float" office:value="34.4882661707561" calcext:value-type="float">
            <text:p>34.4882661707561</text:p>
          </table:table-cell>
          <table:table-cell office:value-type="float" office:value="0.00593249305713783" calcext:value-type="float">
            <text:p>0.00593249305713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61]" office:value-type="float" office:value="0.00593249305713783" calcext:value-type="float">
            <text:p>0.005932493057138</text:p>
          </table:table-cell>
        </table:table-row>
        <table:table-row table:style-name="ro1">
          <table:table-cell office:value-type="float" office:value="34.7615259654138" calcext:value-type="float">
            <text:p>34.7615259654138</text:p>
          </table:table-cell>
          <table:table-cell office:value-type="float" office:value="0.267327301600559" calcext:value-type="float">
            <text:p>0.26732730160055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62]" office:value-type="float" office:value="0.267327301600559" calcext:value-type="float">
            <text:p>0.267327301600559</text:p>
          </table:table-cell>
        </table:table-row>
        <table:table-row table:style-name="ro1">
          <table:table-cell office:value-type="float" office:value="34.6549524804831" calcext:value-type="float">
            <text:p>34.6549524804831</text:p>
          </table:table-cell>
          <table:table-cell office:value-type="float" office:value="0.160753816669889" calcext:value-type="float">
            <text:p>0.16075381666988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3]" office:value-type="float" office:value="0.160753816669889" calcext:value-type="float">
            <text:p>0.160753816669889</text:p>
          </table:table-cell>
        </table:table-row>
        <table:table-row table:style-name="ro1">
          <table:table-cell office:value-type="float" office:value="34.6706832232512" calcext:value-type="float">
            <text:p>34.6706832232512</text:p>
          </table:table-cell>
          <table:table-cell office:value-type="float" office:value="0.176484559437995" calcext:value-type="float">
            <text:p>0.17648455943799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4]" office:value-type="float" office:value="0.176484559437995" calcext:value-type="float">
            <text:p>0.176484559437995</text:p>
          </table:table-cell>
        </table:table-row>
        <table:table-row table:style-name="ro1">
          <table:table-cell office:value-type="float" office:value="34.5405515592339" calcext:value-type="float">
            <text:p>34.5405515592339</text:p>
          </table:table-cell>
          <table:table-cell office:value-type="float" office:value="0.0463528954206964" calcext:value-type="float">
            <text:p>0.04635289542069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65]" office:value-type="float" office:value="0.0463528954206964" calcext:value-type="float">
            <text:p>0.046352895420697</text:p>
          </table:table-cell>
        </table:table-row>
        <table:table-row table:style-name="ro1">
          <table:table-cell office:value-type="float" office:value="34.5986891019716" calcext:value-type="float">
            <text:p>34.5986891019716</text:p>
          </table:table-cell>
          <table:table-cell office:value-type="float" office:value="0.104490438158436" calcext:value-type="float">
            <text:p>0.10449043815843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66]" office:value-type="float" office:value="0.104490438158436" calcext:value-type="float">
            <text:p>0.104490438158436</text:p>
          </table:table-cell>
        </table:table-row>
        <table:table-row table:style-name="ro1">
          <table:table-cell office:value-type="float" office:value="34.4911737114929" calcext:value-type="float">
            <text:p>34.4911737114929</text:p>
          </table:table-cell>
          <table:table-cell office:value-type="float" office:value="0.00302495232029543" calcext:value-type="float">
            <text:p>0.00302495232029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67]" office:value-type="float" office:value="0.00302495232029543" calcext:value-type="float">
            <text:p>0.003024952320295</text:p>
          </table:table-cell>
        </table:table-row>
        <table:table-row table:style-name="ro1">
          <table:table-cell office:value-type="float" office:value="34.5903798486376" calcext:value-type="float">
            <text:p>34.5903798486376</text:p>
          </table:table-cell>
          <table:table-cell office:value-type="float" office:value="0.0961811848244452" calcext:value-type="float">
            <text:p>0.09618118482444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68]" office:value-type="float" office:value="0.0961811848244452" calcext:value-type="float">
            <text:p>0.096181184824445</text:p>
          </table:table-cell>
        </table:table-row>
        <table:table-row table:style-name="ro1">
          <table:table-cell office:value-type="float" office:value="34.6434849104905" calcext:value-type="float">
            <text:p>34.6434849104905</text:p>
          </table:table-cell>
          <table:table-cell office:value-type="float" office:value="0.149286246677292" calcext:value-type="float">
            <text:p>0.14928624667729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69]" office:value-type="float" office:value="0.149286246677292" calcext:value-type="float">
            <text:p>0.149286246677292</text:p>
          </table:table-cell>
        </table:table-row>
        <table:table-row table:style-name="ro1">
          <table:table-cell office:value-type="float" office:value="34.6582985282753" calcext:value-type="float">
            <text:p>34.6582985282753</text:p>
          </table:table-cell>
          <table:table-cell office:value-type="float" office:value="0.164099864462081" calcext:value-type="float">
            <text:p>0.16409986446208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70]" office:value-type="float" office:value="0.164099864462081" calcext:value-type="float">
            <text:p>0.164099864462081</text:p>
          </table:table-cell>
        </table:table-row>
        <table:table-row table:style-name="ro1">
          <table:table-cell office:value-type="float" office:value="34.5822324232202" calcext:value-type="float">
            <text:p>34.5822324232202</text:p>
          </table:table-cell>
          <table:table-cell office:value-type="float" office:value="0.0880337594070255" calcext:value-type="float">
            <text:p>0.08803375940702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71]" office:value-type="float" office:value="0.0880337594070255" calcext:value-type="float">
            <text:p>0.088033759407026</text:p>
          </table:table-cell>
        </table:table-row>
        <table:table-row table:style-name="ro1">
          <table:table-cell office:value-type="float" office:value="34.5427524136021" calcext:value-type="float">
            <text:p>34.5427524136021</text:p>
          </table:table-cell>
          <table:table-cell office:value-type="float" office:value="0.048553749788951" calcext:value-type="float">
            <text:p>0.04855374978895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72]" office:value-type="float" office:value="0.048553749788951" calcext:value-type="float">
            <text:p>0.048553749788951</text:p>
          </table:table-cell>
        </table:table-row>
        <table:table-row table:style-name="ro1">
          <table:table-cell office:value-type="float" office:value="34.579887911108" calcext:value-type="float">
            <text:p>34.579887911108</text:p>
          </table:table-cell>
          <table:table-cell office:value-type="float" office:value="0.0856892472948516" calcext:value-type="float">
            <text:p>0.08568924729485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73]" office:value-type="float" office:value="0.0856892472948516" calcext:value-type="float">
            <text:p>0.085689247294852</text:p>
          </table:table-cell>
        </table:table-row>
        <table:table-row table:style-name="ro1">
          <table:table-cell office:value-type="float" office:value="34.5532115490435" calcext:value-type="float">
            <text:p>34.5532115490435</text:p>
          </table:table-cell>
          <table:table-cell office:value-type="float" office:value="0.0590128852303096" calcext:value-type="float">
            <text:p>0.0590128852303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74]" office:value-type="float" office:value="0.0590128852303096" calcext:value-type="float">
            <text:p>0.05901288523031</text:p>
          </table:table-cell>
        </table:table-row>
        <table:table-row table:style-name="ro1">
          <table:table-cell office:value-type="float" office:value="35.7352930329418" calcext:value-type="float">
            <text:p>35.7352930329418</text:p>
          </table:table-cell>
          <table:table-cell office:value-type="float" office:value="1.24109436912859" calcext:value-type="float">
            <text:p>1.2410943691285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75]" office:value-type="float" office:value="1.24109436912859" calcext:value-type="float">
            <text:p>1.24109436912859</text:p>
          </table:table-cell>
        </table:table-row>
        <table:table-row table:style-name="ro1">
          <table:table-cell office:value-type="float" office:value="34.5993709204237" calcext:value-type="float">
            <text:p>34.5993709204237</text:p>
          </table:table-cell>
          <table:table-cell office:value-type="float" office:value="0.105172256610494" calcext:value-type="float">
            <text:p>0.10517225661049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76]" office:value-type="float" office:value="0.105172256610494" calcext:value-type="float">
            <text:p>0.105172256610494</text:p>
          </table:table-cell>
        </table:table-row>
        <table:table-row table:style-name="ro1">
          <table:table-cell office:value-type="float" office:value="32.7692355897705" calcext:value-type="float">
            <text:p>32.7692355897705</text:p>
          </table:table-cell>
          <table:table-cell office:value-type="float" office:value="1.72496307404271" calcext:value-type="float">
            <text:p>1.7249630740427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77]" office:value-type="float" office:value="1.72496307404271" calcext:value-type="float">
            <text:p>1.72496307404271</text:p>
          </table:table-cell>
        </table:table-row>
        <table:table-row table:style-name="ro1">
          <table:table-cell office:value-type="float" office:value="34.1147953445922" calcext:value-type="float">
            <text:p>34.1147953445922</text:p>
          </table:table-cell>
          <table:table-cell office:value-type="float" office:value="0.379403319220955" calcext:value-type="float">
            <text:p>0.37940331922095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78]" office:value-type="float" office:value="0.379403319220955" calcext:value-type="float">
            <text:p>0.379403319220955</text:p>
          </table:table-cell>
        </table:table-row>
        <table:table-row table:style-name="ro1">
          <table:table-cell office:value-type="float" office:value="34.7119276288542" calcext:value-type="float">
            <text:p>34.7119276288542</text:p>
          </table:table-cell>
          <table:table-cell office:value-type="float" office:value="0.217728965040976" calcext:value-type="float">
            <text:p>0.21772896504097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79]" office:value-type="float" office:value="0.217728965040976" calcext:value-type="float">
            <text:p>0.217728965040976</text:p>
          </table:table-cell>
        </table:table-row>
        <table:table-row table:style-name="ro1">
          <table:table-cell office:value-type="float" office:value="34.8873815246815" calcext:value-type="float">
            <text:p>34.8873815246815</text:p>
          </table:table-cell>
          <table:table-cell office:value-type="float" office:value="0.393182860868315" calcext:value-type="float">
            <text:p>0.39318286086831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80]" office:value-type="float" office:value="0.393182860868315" calcext:value-type="float">
            <text:p>0.393182860868315</text:p>
          </table:table-cell>
        </table:table-row>
        <table:table-row table:style-name="ro1">
          <table:table-cell office:value-type="float" office:value="34.8162453784858" calcext:value-type="float">
            <text:p>34.8162453784858</text:p>
          </table:table-cell>
          <table:table-cell office:value-type="float" office:value="0.322046714672645" calcext:value-type="float">
            <text:p>0.32204671467264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81]" office:value-type="float" office:value="0.322046714672645" calcext:value-type="float">
            <text:p>0.322046714672645</text:p>
          </table:table-cell>
        </table:table-row>
        <table:table-row table:style-name="ro1">
          <table:table-cell office:value-type="float" office:value="34.1566833267427" calcext:value-type="float">
            <text:p>34.1566833267427</text:p>
          </table:table-cell>
          <table:table-cell office:value-type="float" office:value="0.337515337070457" calcext:value-type="float">
            <text:p>0.33751533707045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82]" office:value-type="float" office:value="0.337515337070457" calcext:value-type="float">
            <text:p>0.337515337070457</text:p>
          </table:table-cell>
        </table:table-row>
        <table:table-row table:style-name="ro1">
          <table:table-cell office:value-type="float" office:value="34.262218693476" calcext:value-type="float">
            <text:p>34.262218693476</text:p>
          </table:table-cell>
          <table:table-cell office:value-type="float" office:value="0.231979970337186" calcext:value-type="float">
            <text:p>0.23197997033718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83]" office:value-type="float" office:value="0.231979970337186" calcext:value-type="float">
            <text:p>0.231979970337186</text:p>
          </table:table-cell>
        </table:table-row>
        <table:table-row table:style-name="ro1">
          <table:table-cell office:value-type="float" office:value="35.2233670897107" calcext:value-type="float">
            <text:p>35.2233670897107</text:p>
          </table:table-cell>
          <table:table-cell office:value-type="float" office:value="0.729168425897498" calcext:value-type="float">
            <text:p>0.72916842589749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84]" office:value-type="float" office:value="0.729168425897498" calcext:value-type="float">
            <text:p>0.729168425897498</text:p>
          </table:table-cell>
        </table:table-row>
        <table:table-row table:style-name="ro1">
          <table:table-cell office:value-type="float" office:value="34.4012345123035" calcext:value-type="float">
            <text:p>34.4012345123035</text:p>
          </table:table-cell>
          <table:table-cell office:value-type="float" office:value="0.0929641515096549" calcext:value-type="float">
            <text:p>0.09296415150965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85]" office:value-type="float" office:value="0.0929641515096549" calcext:value-type="float">
            <text:p>0.092964151509655</text:p>
          </table:table-cell>
        </table:table-row>
        <table:table-row table:style-name="ro1">
          <table:table-cell office:value-type="float" office:value="34.5671041178324" calcext:value-type="float">
            <text:p>34.5671041178324</text:p>
          </table:table-cell>
          <table:table-cell office:value-type="float" office:value="0.0729054540192351" calcext:value-type="float">
            <text:p>0.07290545401923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86]" office:value-type="float" office:value="0.0729054540192351" calcext:value-type="float">
            <text:p>0.072905454019235</text:p>
          </table:table-cell>
        </table:table-row>
        <table:table-row table:style-name="ro1">
          <table:table-cell office:value-type="float" office:value="34.567770967483" calcext:value-type="float">
            <text:p>34.567770967483</text:p>
          </table:table-cell>
          <table:table-cell office:value-type="float" office:value="0.0735723036698133" calcext:value-type="float">
            <text:p>0.07357230366981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87]" office:value-type="float" office:value="0.0735723036698133" calcext:value-type="float">
            <text:p>0.073572303669813</text:p>
          </table:table-cell>
        </table:table-row>
        <table:table-row table:style-name="ro1">
          <table:table-cell office:value-type="float" office:value="34.5959172966807" calcext:value-type="float">
            <text:p>34.5959172966807</text:p>
          </table:table-cell>
          <table:table-cell office:value-type="float" office:value="0.10171863286746" calcext:value-type="float">
            <text:p>0.1017186328674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88]" office:value-type="float" office:value="0.10171863286746" calcext:value-type="float">
            <text:p>0.10171863286746</text:p>
          </table:table-cell>
        </table:table-row>
        <table:table-row table:style-name="ro1">
          <table:table-cell office:value-type="float" office:value="34.8060389491701" calcext:value-type="float">
            <text:p>34.8060389491701</text:p>
          </table:table-cell>
          <table:table-cell office:value-type="float" office:value="0.311840285356887" calcext:value-type="float">
            <text:p>0.31184028535688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89]" office:value-type="float" office:value="0.311840285356887" calcext:value-type="float">
            <text:p>0.311840285356887</text:p>
          </table:table-cell>
        </table:table-row>
        <table:table-row table:style-name="ro1">
          <table:table-cell office:value-type="float" office:value="34.4141057510232" calcext:value-type="float">
            <text:p>34.4141057510232</text:p>
          </table:table-cell>
          <table:table-cell office:value-type="float" office:value="0.0800929127899934" calcext:value-type="float">
            <text:p>0.08009291278999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90]" office:value-type="float" office:value="0.0800929127899934" calcext:value-type="float">
            <text:p>0.080092912789994</text:p>
          </table:table-cell>
        </table:table-row>
        <table:table-row table:style-name="ro1">
          <table:table-cell office:value-type="float" office:value="34.5417937894014" calcext:value-type="float">
            <text:p>34.5417937894014</text:p>
          </table:table-cell>
          <table:table-cell office:value-type="float" office:value="0.047595125588245" calcext:value-type="float">
            <text:p>0.04759512558824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91]" office:value-type="float" office:value="0.047595125588245" calcext:value-type="float">
            <text:p>0.047595125588245</text:p>
          </table:table-cell>
        </table:table-row>
        <table:table-row table:style-name="ro1">
          <table:table-cell office:value-type="float" office:value="34.5205835993657" calcext:value-type="float">
            <text:p>34.5205835993657</text:p>
          </table:table-cell>
          <table:table-cell office:value-type="float" office:value="0.0263849355525068" calcext:value-type="float">
            <text:p>0.02638493555250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92]" office:value-type="float" office:value="0.0263849355525068" calcext:value-type="float">
            <text:p>0.026384935552507</text:p>
          </table:table-cell>
        </table:table-row>
        <table:table-row table:style-name="ro1">
          <table:table-cell office:value-type="float" office:value="29.8945916772504" calcext:value-type="float">
            <text:p>29.8945916772504</text:p>
          </table:table-cell>
          <table:table-cell office:value-type="float" office:value="4.59960698656282" calcext:value-type="float">
            <text:p>4.5996069865628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93]" office:value-type="float" office:value="4.59960698656282" calcext:value-type="float">
            <text:p>4.59960698656282</text:p>
          </table:table-cell>
        </table:table-row>
        <table:table-row table:style-name="ro1">
          <table:table-cell office:value-type="float" office:value="30.188432999838" calcext:value-type="float">
            <text:p>30.188432999838</text:p>
          </table:table-cell>
          <table:table-cell office:value-type="float" office:value="4.30576566397518" calcext:value-type="float">
            <text:p>4.3057656639751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94]" office:value-type="float" office:value="4.30576566397518" calcext:value-type="float">
            <text:p>4.30576566397518</text:p>
          </table:table-cell>
        </table:table-row>
        <table:table-row table:style-name="ro1">
          <table:table-cell office:value-type="float" office:value="32.944130696799" calcext:value-type="float">
            <text:p>32.944130696799</text:p>
          </table:table-cell>
          <table:table-cell office:value-type="float" office:value="1.55006796701417" calcext:value-type="float">
            <text:p>1.5500679670141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95]" office:value-type="float" office:value="1.55006796701417" calcext:value-type="float">
            <text:p>1.55006796701417</text:p>
          </table:table-cell>
        </table:table-row>
        <table:table-row table:style-name="ro1">
          <table:table-cell office:value-type="float" office:value="36.3988183776676" calcext:value-type="float">
            <text:p>36.3988183776676</text:p>
          </table:table-cell>
          <table:table-cell office:value-type="float" office:value="1.9046197138544" calcext:value-type="float">
            <text:p>1.904619713854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96]" office:value-type="float" office:value="1.9046197138544" calcext:value-type="float">
            <text:p>1.9046197138544</text:p>
          </table:table-cell>
        </table:table-row>
        <table:table-row table:style-name="ro1">
          <table:table-cell office:value-type="float" office:value="35.5128082069957" calcext:value-type="float">
            <text:p>35.5128082069957</text:p>
          </table:table-cell>
          <table:table-cell office:value-type="float" office:value="1.01860954318249" calcext:value-type="float">
            <text:p>1.0186095431824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97]" office:value-type="float" office:value="1.01860954318249" calcext:value-type="float">
            <text:p>1.01860954318249</text:p>
          </table:table-cell>
        </table:table-row>
        <table:table-row table:style-name="ro1">
          <table:table-cell office:value-type="float" office:value="34.1918063159501" calcext:value-type="float">
            <text:p>34.1918063159501</text:p>
          </table:table-cell>
          <table:table-cell office:value-type="float" office:value="0.30239234786314" calcext:value-type="float">
            <text:p>0.3023923478631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98]" office:value-type="float" office:value="0.30239234786314" calcext:value-type="float">
            <text:p>0.30239234786314</text:p>
          </table:table-cell>
        </table:table-row>
        <table:table-row table:style-name="ro1">
          <table:table-cell office:value-type="float" office:value="34.3079473481238" calcext:value-type="float">
            <text:p>34.3079473481238</text:p>
          </table:table-cell>
          <table:table-cell office:value-type="float" office:value="0.186251315689418" calcext:value-type="float">
            <text:p>0.18625131568941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99]" office:value-type="float" office:value="0.186251315689418" calcext:value-type="float">
            <text:p>0.186251315689418</text:p>
          </table:table-cell>
        </table:table-row>
        <table:table-row table:style-name="ro1">
          <table:table-cell office:value-type="float" office:value="35.758811682487" calcext:value-type="float">
            <text:p>35.758811682487</text:p>
          </table:table-cell>
          <table:table-cell office:value-type="float" office:value="1.26461301867386" calcext:value-type="float">
            <text:p>1.2646130186738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00]" office:value-type="float" office:value="1.26461301867386" calcext:value-type="float">
            <text:p>1.26461301867386</text:p>
          </table:table-cell>
        </table:table-row>
        <table:table-row table:style-name="ro1">
          <table:table-cell office:value-type="float" office:value="33.829430357092" calcext:value-type="float">
            <text:p>33.829430357092</text:p>
          </table:table-cell>
          <table:table-cell office:value-type="float" office:value="0.664768306721165" calcext:value-type="float">
            <text:p>0.66476830672116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01]" office:value-type="float" office:value="0.664768306721165" calcext:value-type="float">
            <text:p>0.664768306721165</text:p>
          </table:table-cell>
        </table:table-row>
        <table:table-row table:style-name="ro1">
          <table:table-cell office:value-type="float" office:value="34.1926952122474" calcext:value-type="float">
            <text:p>34.1926952122474</text:p>
          </table:table-cell>
          <table:table-cell office:value-type="float" office:value="0.301503451565758" calcext:value-type="float">
            <text:p>0.30150345156575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02]" office:value-type="float" office:value="0.301503451565758" calcext:value-type="float">
            <text:p>0.301503451565758</text:p>
          </table:table-cell>
        </table:table-row>
        <table:table-row table:style-name="ro1">
          <table:table-cell office:value-type="float" office:value="35.0954230345781" calcext:value-type="float">
            <text:p>35.0954230345781</text:p>
          </table:table-cell>
          <table:table-cell office:value-type="float" office:value="0.601224370764889" calcext:value-type="float">
            <text:p>0.60122437076488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03]" office:value-type="float" office:value="0.601224370764889" calcext:value-type="float">
            <text:p>0.601224370764889</text:p>
          </table:table-cell>
        </table:table-row>
        <table:table-row table:style-name="ro1">
          <table:table-cell office:value-type="float" office:value="32.3766990026862" calcext:value-type="float">
            <text:p>32.3766990026862</text:p>
          </table:table-cell>
          <table:table-cell office:value-type="float" office:value="2.11749966112702" calcext:value-type="float">
            <text:p>2.1174996611270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04]" office:value-type="float" office:value="2.11749966112702" calcext:value-type="float">
            <text:p>2.11749966112702</text:p>
          </table:table-cell>
        </table:table-row>
        <table:table-row table:style-name="ro1">
          <table:table-cell office:value-type="float" office:value="34.4783338298818" calcext:value-type="float">
            <text:p>34.4783338298818</text:p>
          </table:table-cell>
          <table:table-cell office:value-type="float" office:value="0.0158648339314098" calcext:value-type="float">
            <text:p>0.015864833931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05]" office:value-type="float" office:value="0.0158648339314098" calcext:value-type="float">
            <text:p>0.01586483393141</text:p>
          </table:table-cell>
        </table:table-row>
        <table:table-row table:style-name="ro1">
          <table:table-cell office:value-type="float" office:value="34.489280839233" calcext:value-type="float">
            <text:p>34.489280839233</text:p>
          </table:table-cell>
          <table:table-cell office:value-type="float" office:value="0.00491782458016843" calcext:value-type="float">
            <text:p>0.00491782458016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06]" office:value-type="float" office:value="0.00491782458016843" calcext:value-type="float">
            <text:p>0.004917824580168</text:p>
          </table:table-cell>
        </table:table-row>
        <table:table-row table:style-name="ro1">
          <table:table-cell office:value-type="float" office:value="34.4799382300092" calcext:value-type="float">
            <text:p>34.4799382300092</text:p>
          </table:table-cell>
          <table:table-cell office:value-type="float" office:value="0.0142604338039831" calcext:value-type="float">
            <text:p>0.01426043380398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07]" office:value-type="float" office:value="0.0142604338039831" calcext:value-type="float">
            <text:p>0.014260433803983</text:p>
          </table:table-cell>
        </table:table-row>
        <table:table-row table:style-name="ro1">
          <table:table-cell office:value-type="float" office:value="35.2904701150355" calcext:value-type="float">
            <text:p>35.2904701150355</text:p>
          </table:table-cell>
          <table:table-cell office:value-type="float" office:value="0.796271451222303" calcext:value-type="float">
            <text:p>0.79627145122230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08]" office:value-type="float" office:value="0.796271451222303" calcext:value-type="float">
            <text:p>0.796271451222303</text:p>
          </table:table-cell>
        </table:table-row>
        <table:table-row table:style-name="ro1">
          <table:table-cell office:value-type="float" office:value="33.9882625025332" calcext:value-type="float">
            <text:p>33.9882625025332</text:p>
          </table:table-cell>
          <table:table-cell office:value-type="float" office:value="0.50593616127999" calcext:value-type="float">
            <text:p>0.5059361612799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09]" office:value-type="float" office:value="0.50593616127999" calcext:value-type="float">
            <text:p>0.50593616127999</text:p>
          </table:table-cell>
        </table:table-row>
        <table:table-row table:style-name="ro1">
          <table:table-cell office:value-type="float" office:value="34.5065733547828" calcext:value-type="float">
            <text:p>34.5065733547828</text:p>
          </table:table-cell>
          <table:table-cell office:value-type="float" office:value="0.0123746909696223" calcext:value-type="float">
            <text:p>0.01237469096962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10]" office:value-type="float" office:value="0.0123746909696223" calcext:value-type="float">
            <text:p>0.012374690969622</text:p>
          </table:table-cell>
        </table:table-row>
        <table:table-row table:style-name="ro1">
          <table:table-cell office:value-type="float" office:value="51.0467863929725" calcext:value-type="float">
            <text:p>51.0467863929725</text:p>
          </table:table-cell>
          <table:table-cell office:value-type="float" office:value="16.5525877291593" calcext:value-type="float">
            <text:p>16.552587729159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11]" office:value-type="float" office:value="16.5525877291593" calcext:value-type="float">
            <text:p>16.5525877291593</text:p>
          </table:table-cell>
        </table:table-row>
        <table:table-row table:style-name="ro1">
          <table:table-cell office:value-type="float" office:value="34.2642691748439" calcext:value-type="float">
            <text:p>34.2642691748439</text:p>
          </table:table-cell>
          <table:table-cell office:value-type="float" office:value="0.229929488969248" calcext:value-type="float">
            <text:p>0.22992948896924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12]" office:value-type="float" office:value="0.229929488969248" calcext:value-type="float">
            <text:p>0.229929488969248</text:p>
          </table:table-cell>
        </table:table-row>
        <table:table-row table:style-name="ro1">
          <table:table-cell office:value-type="float" office:value="34.528274913546" calcext:value-type="float">
            <text:p>34.528274913546</text:p>
          </table:table-cell>
          <table:table-cell office:value-type="float" office:value="0.0340762497327702" calcext:value-type="float">
            <text:p>0.0340762497327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3]" office:value-type="float" office:value="0.0340762497327702" calcext:value-type="float">
            <text:p>0.03407624973277</text:p>
          </table:table-cell>
        </table:table-row>
        <table:table-row table:style-name="ro1">
          <table:table-cell office:value-type="float" office:value="34.4256606983339" calcext:value-type="float">
            <text:p>34.4256606983339</text:p>
          </table:table-cell>
          <table:table-cell office:value-type="float" office:value="0.0685379654793366" calcext:value-type="float">
            <text:p>0.06853796547933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4]" office:value-type="float" office:value="0.0685379654793366" calcext:value-type="float">
            <text:p>0.068537965479337</text:p>
          </table:table-cell>
        </table:table-row>
        <table:table-row table:style-name="ro1">
          <table:table-cell office:value-type="float" office:value="34.4499519684215" calcext:value-type="float">
            <text:p>34.4499519684215</text:p>
          </table:table-cell>
          <table:table-cell office:value-type="float" office:value="0.0442466953917133" calcext:value-type="float">
            <text:p>0.04424669539171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15]" office:value-type="float" office:value="0.0442466953917133" calcext:value-type="float">
            <text:p>0.044246695391713</text:p>
          </table:table-cell>
        </table:table-row>
        <table:table-row table:style-name="ro1">
          <table:table-cell office:value-type="float" office:value="34.4931949263762" calcext:value-type="float">
            <text:p>34.4931949263762</text:p>
          </table:table-cell>
          <table:table-cell office:value-type="float" office:value="0.00100373743700999" calcext:value-type="float">
            <text:p>0.0010037374370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16]" office:value-type="float" office:value="0.00100373743700999" calcext:value-type="float">
            <text:p>0.00100373743701</text:p>
          </table:table-cell>
        </table:table-row>
        <table:table-row table:style-name="ro1">
          <table:table-cell office:value-type="float" office:value="34.4694393597683" calcext:value-type="float">
            <text:p>34.4694393597683</text:p>
          </table:table-cell>
          <table:table-cell office:value-type="float" office:value="0.0247593040449203" calcext:value-type="float">
            <text:p>0.0247593040449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17]" office:value-type="float" office:value="0.0247593040449203" calcext:value-type="float">
            <text:p>0.02475930404492</text:p>
          </table:table-cell>
        </table:table-row>
        <table:table-row table:style-name="ro1">
          <table:table-cell office:value-type="float" office:value="34.4866374481607" calcext:value-type="float">
            <text:p>34.4866374481607</text:p>
          </table:table-cell>
          <table:table-cell office:value-type="float" office:value="0.00756121565248691" calcext:value-type="float">
            <text:p>0.00756121565248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18]" office:value-type="float" office:value="0.00756121565248691" calcext:value-type="float">
            <text:p>0.007561215652487</text:p>
          </table:table-cell>
        </table:table-row>
        <table:table-row table:style-name="ro1">
          <table:table-cell office:value-type="float" office:value="34.2956282376552" calcext:value-type="float">
            <text:p>34.2956282376552</text:p>
          </table:table-cell>
          <table:table-cell office:value-type="float" office:value="0.198570426157943" calcext:value-type="float">
            <text:p>0.19857042615794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19]" office:value-type="float" office:value="0.198570426157943" calcext:value-type="float">
            <text:p>0.198570426157943</text:p>
          </table:table-cell>
        </table:table-row>
        <table:table-row table:style-name="ro1">
          <table:table-cell office:value-type="float" office:value="34.5889650480532" calcext:value-type="float">
            <text:p>34.5889650480532</text:p>
          </table:table-cell>
          <table:table-cell office:value-type="float" office:value="0.0947663842400175" calcext:value-type="float">
            <text:p>0.09476638424001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20]" office:value-type="float" office:value="0.0947663842400175" calcext:value-type="float">
            <text:p>0.094766384240018</text:p>
          </table:table-cell>
        </table:table-row>
        <table:table-row table:style-name="ro1">
          <table:table-cell office:value-type="float" office:value="34.4862181395442" calcext:value-type="float">
            <text:p>34.4862181395442</text:p>
          </table:table-cell>
          <table:table-cell office:value-type="float" office:value="0.00798052426895168" calcext:value-type="float">
            <text:p>0.00798052426895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21]" office:value-type="float" office:value="0.00798052426895168" calcext:value-type="float">
            <text:p>0.007980524268952</text:p>
          </table:table-cell>
        </table:table-row>
        <table:table-row table:style-name="ro1">
          <table:table-cell office:value-type="float" office:value="34.4848984207897" calcext:value-type="float">
            <text:p>34.4848984207897</text:p>
          </table:table-cell>
          <table:table-cell office:value-type="float" office:value="0.00930024302348187" calcext:value-type="float">
            <text:p>0.00930024302348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22]" office:value-type="float" office:value="0.00930024302348187" calcext:value-type="float">
            <text:p>0.009300243023482</text:p>
          </table:table-cell>
        </table:table-row>
        <table:table-row table:style-name="ro1">
          <table:table-cell office:value-type="float" office:value="34.5628123337799" calcext:value-type="float">
            <text:p>34.5628123337799</text:p>
          </table:table-cell>
          <table:table-cell office:value-type="float" office:value="0.068613669966723" calcext:value-type="float">
            <text:p>0.06861366996672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23]" office:value-type="float" office:value="0.068613669966723" calcext:value-type="float">
            <text:p>0.068613669966723</text:p>
          </table:table-cell>
        </table:table-row>
        <table:table-row table:style-name="ro1">
          <table:table-cell office:value-type="float" office:value="34.4885825263679" calcext:value-type="float">
            <text:p>34.4885825263679</text:p>
          </table:table-cell>
          <table:table-cell office:value-type="float" office:value="0.00561613744524436" calcext:value-type="float">
            <text:p>0.005616137445244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24]" office:value-type="float" office:value="0.00561613744524436" calcext:value-type="float">
            <text:p>0.005616137445244</text:p>
          </table:table-cell>
        </table:table-row>
        <table:table-row table:style-name="ro1">
          <table:table-cell office:value-type="float" office:value="34.4806230140608" calcext:value-type="float">
            <text:p>34.4806230140608</text:p>
          </table:table-cell>
          <table:table-cell office:value-type="float" office:value="0.0135756497523616" calcext:value-type="float">
            <text:p>0.01357564975236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5]" office:value-type="float" office:value="0.0135756497523616" calcext:value-type="float">
            <text:p>0.013575649752362</text:p>
          </table:table-cell>
        </table:table-row>
        <table:table-row table:style-name="ro1">
          <table:table-cell office:value-type="float" office:value="34.4671130019052" calcext:value-type="float">
            <text:p>34.4671130019052</text:p>
          </table:table-cell>
          <table:table-cell office:value-type="float" office:value="0.0270856619080107" calcext:value-type="float">
            <text:p>0.02708566190801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6]" office:value-type="float" office:value="0.0270856619080107" calcext:value-type="float">
            <text:p>0.027085661908011</text:p>
          </table:table-cell>
        </table:table-row>
        <table:table-row table:style-name="ro1">
          <table:table-cell office:value-type="float" office:value="34.4853801434996" calcext:value-type="float">
            <text:p>34.4853801434996</text:p>
          </table:table-cell>
          <table:table-cell office:value-type="float" office:value="0.00881852031361774" calcext:value-type="float">
            <text:p>0.00881852031361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27]" office:value-type="float" office:value="0.00881852031361774" calcext:value-type="float">
            <text:p>0.008818520313618</text:p>
          </table:table-cell>
        </table:table-row>
        <table:table-row table:style-name="ro1">
          <table:table-cell office:value-type="float" office:value="34.4503285529677" calcext:value-type="float">
            <text:p>34.4503285529677</text:p>
          </table:table-cell>
          <table:table-cell office:value-type="float" office:value="0.0438701108454609" calcext:value-type="float">
            <text:p>0.04387011084546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28]" office:value-type="float" office:value="0.0438701108454609" calcext:value-type="float">
            <text:p>0.043870110845461</text:p>
          </table:table-cell>
        </table:table-row>
        <table:table-row table:style-name="ro1">
          <table:table-cell office:value-type="float" office:value="35.3943430346575" calcext:value-type="float">
            <text:p>35.3943430346575</text:p>
          </table:table-cell>
          <table:table-cell office:value-type="float" office:value="0.900144370844316" calcext:value-type="float">
            <text:p>0.90014437084431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29]" office:value-type="float" office:value="0.900144370844316" calcext:value-type="float">
            <text:p>0.900144370844316</text:p>
          </table:table-cell>
        </table:table-row>
        <table:table-row table:style-name="ro1">
          <table:table-cell office:value-type="float" office:value="26.7809499028929" calcext:value-type="float">
            <text:p>26.7809499028929</text:p>
          </table:table-cell>
          <table:table-cell office:value-type="float" office:value="7.71324876092029" calcext:value-type="float">
            <text:p>7.7132487609202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30]" office:value-type="float" office:value="7.71324876092029" calcext:value-type="float">
            <text:p>7.71324876092029</text:p>
          </table:table-cell>
        </table:table-row>
        <table:table-row table:style-name="ro1">
          <table:table-cell office:value-type="float" office:value="34.4607870993476" calcext:value-type="float">
            <text:p>34.4607870993476</text:p>
          </table:table-cell>
          <table:table-cell office:value-type="float" office:value="0.0334115644655881" calcext:value-type="float">
            <text:p>0.03341156446558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31]" office:value-type="float" office:value="0.0334115644655881" calcext:value-type="float">
            <text:p>0.033411564465588</text:p>
          </table:table-cell>
        </table:table-row>
        <table:table-row table:style-name="ro1">
          <table:table-cell office:value-type="float" office:value="34.81843440006" calcext:value-type="float">
            <text:p>34.81843440006</text:p>
          </table:table-cell>
          <table:table-cell office:value-type="float" office:value="0.324235736246841" calcext:value-type="float">
            <text:p>0.32423573624684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32]" office:value-type="float" office:value="0.324235736246841" calcext:value-type="float">
            <text:p>0.324235736246841</text:p>
          </table:table-cell>
        </table:table-row>
        <table:table-row table:style-name="ro1">
          <table:table-cell office:value-type="float" office:value="34.5071508520248" calcext:value-type="float">
            <text:p>34.5071508520248</text:p>
          </table:table-cell>
          <table:table-cell office:value-type="float" office:value="0.0129521882116563" calcext:value-type="float">
            <text:p>0.01295218821165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33]" office:value-type="float" office:value="0.0129521882116563" calcext:value-type="float">
            <text:p>0.012952188211656</text:p>
          </table:table-cell>
        </table:table-row>
        <table:table-row table:style-name="ro1">
          <table:table-cell office:value-type="float" office:value="34.5294305619855" calcext:value-type="float">
            <text:p>34.5294305619855</text:p>
          </table:table-cell>
          <table:table-cell office:value-type="float" office:value="0.0352318981722704" calcext:value-type="float">
            <text:p>0.0352318981722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34]" office:value-type="float" office:value="0.0352318981722704" calcext:value-type="float">
            <text:p>0.03523189817227</text:p>
          </table:table-cell>
        </table:table-row>
        <table:table-row table:style-name="ro1">
          <table:table-cell office:value-type="float" office:value="34.4485041988191" calcext:value-type="float">
            <text:p>34.4485041988191</text:p>
          </table:table-cell>
          <table:table-cell office:value-type="float" office:value="0.0456944649941349" calcext:value-type="float">
            <text:p>0.04569446499413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5]" office:value-type="float" office:value="0.0456944649941349" calcext:value-type="float">
            <text:p>0.045694464994135</text:p>
          </table:table-cell>
        </table:table-row>
        <table:table-row table:style-name="ro1">
          <table:table-cell office:value-type="float" office:value="34.4786699996188" calcext:value-type="float">
            <text:p>34.4786699996188</text:p>
          </table:table-cell>
          <table:table-cell office:value-type="float" office:value="0.0155286641944414" calcext:value-type="float">
            <text:p>0.01552866419444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6]" office:value-type="float" office:value="0.0155286641944414" calcext:value-type="float">
            <text:p>0.015528664194442</text:p>
          </table:table-cell>
        </table:table-row>
        <table:table-row table:style-name="ro1">
          <table:table-cell office:value-type="float" office:value="34.4619428427806" calcext:value-type="float">
            <text:p>34.4619428427806</text:p>
          </table:table-cell>
          <table:table-cell office:value-type="float" office:value="0.0322558210325994" calcext:value-type="float">
            <text:p>0.03225582103259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37]" office:value-type="float" office:value="0.0322558210325994" calcext:value-type="float">
            <text:p>0.032255821032599</text:p>
          </table:table-cell>
        </table:table-row>
        <table:table-row table:style-name="ro1">
          <table:table-cell office:value-type="float" office:value="34.4657379094881" calcext:value-type="float">
            <text:p>34.4657379094881</text:p>
          </table:table-cell>
          <table:table-cell office:value-type="float" office:value="0.0284607543250672" calcext:value-type="float">
            <text:p>0.02846075432506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38]" office:value-type="float" office:value="0.0284607543250672" calcext:value-type="float">
            <text:p>0.028460754325067</text:p>
          </table:table-cell>
        </table:table-row>
        <table:table-row table:style-name="ro1">
          <table:table-cell office:value-type="float" office:value="34.4716365977393" calcext:value-type="float">
            <text:p>34.4716365977393</text:p>
          </table:table-cell>
          <table:table-cell office:value-type="float" office:value="0.0225620660738883" calcext:value-type="float">
            <text:p>0.02256206607388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39]" office:value-type="float" office:value="0.0225620660738883" calcext:value-type="float">
            <text:p>0.022562066073888</text:p>
          </table:table-cell>
        </table:table-row>
        <table:table-row table:style-name="ro1">
          <table:table-cell office:value-type="float" office:value="34.5417884046824" calcext:value-type="float">
            <text:p>34.5417884046824</text:p>
          </table:table-cell>
          <table:table-cell office:value-type="float" office:value="0.047589740869185" calcext:value-type="float">
            <text:p>0.04758974086918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40]" office:value-type="float" office:value="0.047589740869185" calcext:value-type="float">
            <text:p>0.047589740869185</text:p>
          </table:table-cell>
        </table:table-row>
        <table:table-row table:style-name="ro1">
          <table:table-cell office:value-type="float" office:value="34.5713977392176" calcext:value-type="float">
            <text:p>34.5713977392176</text:p>
          </table:table-cell>
          <table:table-cell office:value-type="float" office:value="0.0771990754043657" calcext:value-type="float">
            <text:p>0.07719907540436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41]" office:value-type="float" office:value="0.0771990754043657" calcext:value-type="float">
            <text:p>0.077199075404366</text:p>
          </table:table-cell>
        </table:table-row>
        <table:table-row table:style-name="ro1">
          <table:table-cell office:value-type="float" office:value="34.4429997970865" calcext:value-type="float">
            <text:p>34.4429997970865</text:p>
          </table:table-cell>
          <table:table-cell office:value-type="float" office:value="0.0511988667266508" calcext:value-type="float">
            <text:p>0.05119886672665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42]" office:value-type="float" office:value="0.0511988667266508" calcext:value-type="float">
            <text:p>0.051198866726651</text:p>
          </table:table-cell>
        </table:table-row>
        <table:table-row table:style-name="ro1">
          <table:table-cell office:value-type="float" office:value="34.4777177656688" calcext:value-type="float">
            <text:p>34.4777177656688</text:p>
          </table:table-cell>
          <table:table-cell office:value-type="float" office:value="0.016480898144394" calcext:value-type="float">
            <text:p>0.016480898144394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43]" office:value-type="float" office:value="0.016480898144394" calcext:value-type="float">
            <text:p>0.016480898144394</text:p>
          </table:table-cell>
        </table:table-row>
        <table:table-row table:style-name="ro1">
          <table:table-cell office:value-type="float" office:value="34.5007355141604" calcext:value-type="float">
            <text:p>34.5007355141604</text:p>
          </table:table-cell>
          <table:table-cell office:value-type="float" office:value="0.00653685034716034" calcext:value-type="float">
            <text:p>0.0065368503471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44]" office:value-type="float" office:value="0.00653685034716034" calcext:value-type="float">
            <text:p>0.00653685034716</text:p>
          </table:table-cell>
        </table:table-row>
        <table:table-row table:style-name="ro1">
          <table:table-cell office:value-type="float" office:value="34.4682854817073" calcext:value-type="float">
            <text:p>34.4682854817073</text:p>
          </table:table-cell>
          <table:table-cell office:value-type="float" office:value="0.0259131821058602" calcext:value-type="float">
            <text:p>0.0259131821058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45]" office:value-type="float" office:value="0.0259131821058602" calcext:value-type="float">
            <text:p>0.02591318210586</text:p>
          </table:table-cell>
        </table:table-row>
        <table:table-row table:style-name="ro1">
          <table:table-cell office:value-type="float" office:value="34.5299236416418" calcext:value-type="float">
            <text:p>34.5299236416418</text:p>
          </table:table-cell>
          <table:table-cell office:value-type="float" office:value="0.0357249778286572" calcext:value-type="float">
            <text:p>0.03572497782865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Block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46]" office:value-type="float" office:value="0.0357249778286572" calcext:value-type="float">
            <text:p>0.035724977828657</text:p>
          </table:table-cell>
        </table:table-row>
        <table:table-row table:style-name="ro1">
          <table:table-cell office:value-type="float" office:value="33.6775153563372" calcext:value-type="float">
            <text:p>33.6775153563372</text:p>
          </table:table-cell>
          <table:table-cell office:value-type="float" office:value="0.816683307476019" calcext:value-type="float">
            <text:p>0.81668330747601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47]" office:value-type="float" office:value="0.816683307476019" calcext:value-type="float">
            <text:p>0.816683307476019</text:p>
          </table:table-cell>
        </table:table-row>
        <table:table-row table:style-name="ro1">
          <table:table-cell office:value-type="float" office:value="35.1481129185537" calcext:value-type="float">
            <text:p>35.1481129185537</text:p>
          </table:table-cell>
          <table:table-cell office:value-type="float" office:value="0.653914254740478" calcext:value-type="float">
            <text:p>0.65391425474047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48]" office:value-type="float" office:value="0.653914254740478" calcext:value-type="float">
            <text:p>0.653914254740478</text:p>
          </table:table-cell>
        </table:table-row>
        <table:table-row table:style-name="ro1">
          <table:table-cell office:value-type="float" office:value="34.0891834069909" calcext:value-type="float">
            <text:p>34.0891834069909</text:p>
          </table:table-cell>
          <table:table-cell office:value-type="float" office:value="0.40501525682231" calcext:value-type="float">
            <text:p>0.4050152568223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49]" office:value-type="float" office:value="0.40501525682231" calcext:value-type="float">
            <text:p>0.40501525682231</text:p>
          </table:table-cell>
        </table:table-row>
        <table:table-row table:style-name="ro1">
          <table:table-cell office:value-type="float" office:value="34.3798904150909" calcext:value-type="float">
            <text:p>34.3798904150909</text:p>
          </table:table-cell>
          <table:table-cell office:value-type="float" office:value="0.114308248722303" calcext:value-type="float">
            <text:p>0.11430824872230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50]" office:value-type="float" office:value="0.114308248722303" calcext:value-type="float">
            <text:p>0.114308248722303</text:p>
          </table:table-cell>
        </table:table-row>
        <table:table-row table:style-name="ro1">
          <table:table-cell office:value-type="float" office:value="34.2084209119961" calcext:value-type="float">
            <text:p>34.2084209119961</text:p>
          </table:table-cell>
          <table:table-cell office:value-type="float" office:value="0.285777751817058" calcext:value-type="float">
            <text:p>0.28577775181705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51]" office:value-type="float" office:value="0.285777751817058" calcext:value-type="float">
            <text:p>0.285777751817058</text:p>
          </table:table-cell>
        </table:table-row>
        <table:table-row table:style-name="ro1">
          <table:table-cell office:value-type="float" office:value="34.824033102964" calcext:value-type="float">
            <text:p>34.824033102964</text:p>
          </table:table-cell>
          <table:table-cell office:value-type="float" office:value="0.329834439150765" calcext:value-type="float">
            <text:p>0.32983443915076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52]" office:value-type="float" office:value="0.329834439150765" calcext:value-type="float">
            <text:p>0.329834439150765</text:p>
          </table:table-cell>
        </table:table-row>
        <table:table-row table:style-name="ro1">
          <table:table-cell office:value-type="float" office:value="34.2744425672434" calcext:value-type="float">
            <text:p>34.2744425672434</text:p>
          </table:table-cell>
          <table:table-cell office:value-type="float" office:value="0.219756096569753" calcext:value-type="float">
            <text:p>0.21975609656975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53]" office:value-type="float" office:value="0.219756096569753" calcext:value-type="float">
            <text:p>0.219756096569753</text:p>
          </table:table-cell>
        </table:table-row>
        <table:table-row table:style-name="ro1">
          <table:table-cell office:value-type="float" office:value="34.5146139852998" calcext:value-type="float">
            <text:p>34.5146139852998</text:p>
          </table:table-cell>
          <table:table-cell office:value-type="float" office:value="0.020415321486567" calcext:value-type="float">
            <text:p>0.02041532148656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54]" office:value-type="float" office:value="0.020415321486567" calcext:value-type="float">
            <text:p>0.020415321486567</text:p>
          </table:table-cell>
        </table:table-row>
        <table:table-row table:style-name="ro1">
          <table:table-cell office:value-type="float" office:value="34.512011141502" calcext:value-type="float">
            <text:p>34.512011141502</text:p>
          </table:table-cell>
          <table:table-cell office:value-type="float" office:value="0.0178124776888424" calcext:value-type="float">
            <text:p>0.01781247768884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55]" office:value-type="float" office:value="0.0178124776888424" calcext:value-type="float">
            <text:p>0.017812477688843</text:p>
          </table:table-cell>
        </table:table-row>
        <table:table-row table:style-name="ro1">
          <table:table-cell office:value-type="float" office:value="34.4088559000739" calcext:value-type="float">
            <text:p>34.4088559000739</text:p>
          </table:table-cell>
          <table:table-cell office:value-type="float" office:value="0.085342763739277" calcext:value-type="float">
            <text:p>0.08534276373927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56]" office:value-type="float" office:value="0.085342763739277" calcext:value-type="float">
            <text:p>0.085342763739277</text:p>
          </table:table-cell>
        </table:table-row>
        <table:table-row table:style-name="ro1">
          <table:table-cell office:value-type="float" office:value="34.6357819403338" calcext:value-type="float">
            <text:p>34.6357819403338</text:p>
          </table:table-cell>
          <table:table-cell office:value-type="float" office:value="0.141583276520592" calcext:value-type="float">
            <text:p>0.14158327652059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57]" office:value-type="float" office:value="0.141583276520592" calcext:value-type="float">
            <text:p>0.141583276520592</text:p>
          </table:table-cell>
        </table:table-row>
        <table:table-row table:style-name="ro1">
          <table:table-cell office:value-type="float" office:value="34.5029599179839" calcext:value-type="float">
            <text:p>34.5029599179839</text:p>
          </table:table-cell>
          <table:table-cell office:value-type="float" office:value="0.00876125417073581" calcext:value-type="float">
            <text:p>0.00876125417073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58]" office:value-type="float" office:value="0.00876125417073581" calcext:value-type="float">
            <text:p>0.008761254170736</text:p>
          </table:table-cell>
        </table:table-row>
        <table:table-row table:style-name="ro1">
          <table:table-cell office:value-type="float" office:value="34.606177431838" calcext:value-type="float">
            <text:p>34.606177431838</text:p>
          </table:table-cell>
          <table:table-cell office:value-type="float" office:value="0.11197876802477" calcext:value-type="float">
            <text:p>0.1119787680247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59]" office:value-type="float" office:value="0.11197876802477" calcext:value-type="float">
            <text:p>0.11197876802477</text:p>
          </table:table-cell>
        </table:table-row>
        <table:table-row table:style-name="ro1">
          <table:table-cell office:value-type="float" office:value="34.4092807769579" calcext:value-type="float">
            <text:p>34.4092807769579</text:p>
          </table:table-cell>
          <table:table-cell office:value-type="float" office:value="0.0849178868552585" calcext:value-type="float">
            <text:p>0.08491788685525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60]" office:value-type="float" office:value="0.0849178868552585" calcext:value-type="float">
            <text:p>0.084917886855259</text:p>
          </table:table-cell>
        </table:table-row>
        <table:table-row table:style-name="ro1">
          <table:table-cell office:value-type="float" office:value="34.7524639890715" calcext:value-type="float">
            <text:p>34.7524639890715</text:p>
          </table:table-cell>
          <table:table-cell office:value-type="float" office:value="0.258265325258272" calcext:value-type="float">
            <text:p>0.25826532525827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61]" office:value-type="float" office:value="0.258265325258272" calcext:value-type="float">
            <text:p>0.258265325258272</text:p>
          </table:table-cell>
        </table:table-row>
        <table:table-row table:style-name="ro1">
          <table:table-cell office:value-type="float" office:value="34.3303793638766" calcext:value-type="float">
            <text:p>34.3303793638766</text:p>
          </table:table-cell>
          <table:table-cell office:value-type="float" office:value="0.163819299936598" calcext:value-type="float">
            <text:p>0.16381929993659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62]" office:value-type="float" office:value="0.163819299936598" calcext:value-type="float">
            <text:p>0.163819299936598</text:p>
          </table:table-cell>
        </table:table-row>
        <table:table-row table:style-name="ro1">
          <table:table-cell office:value-type="float" office:value="34.4486349496498" calcext:value-type="float">
            <text:p>34.4486349496498</text:p>
          </table:table-cell>
          <table:table-cell office:value-type="float" office:value="0.0455637141633645" calcext:value-type="float">
            <text:p>0.04556371416336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63]" office:value-type="float" office:value="0.0455637141633645" calcext:value-type="float">
            <text:p>0.045563714163365</text:p>
          </table:table-cell>
        </table:table-row>
        <table:table-row table:style-name="ro1">
          <table:table-cell office:value-type="float" office:value="34.465018280796" calcext:value-type="float">
            <text:p>34.465018280796</text:p>
          </table:table-cell>
          <table:table-cell office:value-type="float" office:value="0.0291803830172412" calcext:value-type="float">
            <text:p>0.0291803830172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64]" office:value-type="float" office:value="0.0291803830172412" calcext:value-type="float">
            <text:p>0.029180383017241</text:p>
          </table:table-cell>
        </table:table-row>
        <table:table-row table:style-name="ro1">
          <table:table-cell office:value-type="float" office:value="35.9657215303514" calcext:value-type="float">
            <text:p>35.9657215303514</text:p>
          </table:table-cell>
          <table:table-cell office:value-type="float" office:value="1.47152286653817" calcext:value-type="float">
            <text:p>1.4715228665381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65]" office:value-type="float" office:value="1.47152286653817" calcext:value-type="float">
            <text:p>1.47152286653817</text:p>
          </table:table-cell>
        </table:table-row>
        <table:table-row table:style-name="ro1">
          <table:table-cell office:value-type="float" office:value="34.0152210024441" calcext:value-type="float">
            <text:p>34.0152210024441</text:p>
          </table:table-cell>
          <table:table-cell office:value-type="float" office:value="0.478977661369044" calcext:value-type="float">
            <text:p>0.47897766136904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66]" office:value-type="float" office:value="0.478977661369044" calcext:value-type="float">
            <text:p>0.478977661369044</text:p>
          </table:table-cell>
        </table:table-row>
        <table:table-row table:style-name="ro1">
          <table:table-cell office:value-type="float" office:value="33.3872389792158" calcext:value-type="float">
            <text:p>33.3872389792158</text:p>
          </table:table-cell>
          <table:table-cell office:value-type="float" office:value="1.10695968459741" calcext:value-type="float">
            <text:p>1.106959684597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67]" office:value-type="float" office:value="1.10695968459741" calcext:value-type="float">
            <text:p>1.10695968459741</text:p>
          </table:table-cell>
        </table:table-row>
        <table:table-row table:style-name="ro1">
          <table:table-cell office:value-type="float" office:value="34.0467361581135" calcext:value-type="float">
            <text:p>34.0467361581135</text:p>
          </table:table-cell>
          <table:table-cell office:value-type="float" office:value="0.447462505699697" calcext:value-type="float">
            <text:p>0.44746250569969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68]" office:value-type="float" office:value="0.447462505699697" calcext:value-type="float">
            <text:p>0.447462505699697</text:p>
          </table:table-cell>
        </table:table-row>
        <table:table-row table:style-name="ro1">
          <table:table-cell office:value-type="float" office:value="34.3402526333039" calcext:value-type="float">
            <text:p>34.3402526333039</text:p>
          </table:table-cell>
          <table:table-cell office:value-type="float" office:value="0.153946030509289" calcext:value-type="float">
            <text:p>0.15394603050928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69]" office:value-type="float" office:value="0.153946030509289" calcext:value-type="float">
            <text:p>0.153946030509289</text:p>
          </table:table-cell>
        </table:table-row>
        <table:table-row table:style-name="ro1">
          <table:table-cell office:value-type="float" office:value="34.5707942414969" calcext:value-type="float">
            <text:p>34.5707942414969</text:p>
          </table:table-cell>
          <table:table-cell office:value-type="float" office:value="0.0765955776837402" calcext:value-type="float">
            <text:p>0.0765955776837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70]" office:value-type="float" office:value="0.0765955776837402" calcext:value-type="float">
            <text:p>0.07659557768374</text:p>
          </table:table-cell>
        </table:table-row>
        <table:table-row table:style-name="ro1">
          <table:table-cell office:value-type="float" office:value="34.5675257521918" calcext:value-type="float">
            <text:p>34.5675257521918</text:p>
          </table:table-cell>
          <table:table-cell office:value-type="float" office:value="0.0733270883786545" calcext:value-type="float">
            <text:p>0.07332708837865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71]" office:value-type="float" office:value="0.0733270883786545" calcext:value-type="float">
            <text:p>0.073327088378655</text:p>
          </table:table-cell>
        </table:table-row>
        <table:table-row table:style-name="ro1">
          <table:table-cell office:value-type="float" office:value="34.2484381257879" calcext:value-type="float">
            <text:p>34.2484381257879</text:p>
          </table:table-cell>
          <table:table-cell office:value-type="float" office:value="0.245760538025273" calcext:value-type="float">
            <text:p>0.24576053802527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72]" office:value-type="float" office:value="0.245760538025273" calcext:value-type="float">
            <text:p>0.245760538025273</text:p>
          </table:table-cell>
        </table:table-row>
        <table:table-row table:style-name="ro1">
          <table:table-cell office:value-type="float" office:value="34.3982918573211" calcext:value-type="float">
            <text:p>34.3982918573211</text:p>
          </table:table-cell>
          <table:table-cell office:value-type="float" office:value="0.0959068064920956" calcext:value-type="float">
            <text:p>0.09590680649209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3]" office:value-type="float" office:value="0.0959068064920956" calcext:value-type="float">
            <text:p>0.095906806492096</text:p>
          </table:table-cell>
        </table:table-row>
        <table:table-row table:style-name="ro1">
          <table:table-cell office:value-type="float" office:value="34.4291435349857" calcext:value-type="float">
            <text:p>34.4291435349857</text:p>
          </table:table-cell>
          <table:table-cell office:value-type="float" office:value="0.0650551288274954" calcext:value-type="float">
            <text:p>0.06505512882749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4]" office:value-type="float" office:value="0.0650551288274954" calcext:value-type="float">
            <text:p>0.065055128827496</text:p>
          </table:table-cell>
        </table:table-row>
        <table:table-row table:style-name="ro1">
          <table:table-cell office:value-type="float" office:value="34.4931451537666" calcext:value-type="float">
            <text:p>34.4931451537666</text:p>
          </table:table-cell>
          <table:table-cell office:value-type="float" office:value="0.00105351004661713" calcext:value-type="float">
            <text:p>0.00105351004661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75]" office:value-type="float" office:value="0.00105351004661713" calcext:value-type="float">
            <text:p>0.001053510046617</text:p>
          </table:table-cell>
        </table:table-row>
        <table:table-row table:style-name="ro1">
          <table:table-cell office:value-type="float" office:value="34.334541366263" calcext:value-type="float">
            <text:p>34.334541366263</text:p>
          </table:table-cell>
          <table:table-cell office:value-type="float" office:value="0.159657297550226" calcext:value-type="float">
            <text:p>0.15965729755022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76]" office:value-type="float" office:value="0.159657297550226" calcext:value-type="float">
            <text:p>0.159657297550226</text:p>
          </table:table-cell>
        </table:table-row>
        <table:table-row table:style-name="ro1">
          <table:table-cell office:value-type="float" office:value="34.3734220336531" calcext:value-type="float">
            <text:p>34.3734220336531</text:p>
          </table:table-cell>
          <table:table-cell office:value-type="float" office:value="0.120776630160101" calcext:value-type="float">
            <text:p>0.12077663016010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77]" office:value-type="float" office:value="0.120776630160101" calcext:value-type="float">
            <text:p>0.120776630160101</text:p>
          </table:table-cell>
        </table:table-row>
        <table:table-row table:style-name="ro1">
          <table:table-cell office:value-type="float" office:value="34.5122718831003" calcext:value-type="float">
            <text:p>34.5122718831003</text:p>
          </table:table-cell>
          <table:table-cell office:value-type="float" office:value="0.018073219287146" calcext:value-type="float">
            <text:p>0.01807321928714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78]" office:value-type="float" office:value="0.018073219287146" calcext:value-type="float">
            <text:p>0.018073219287146</text:p>
          </table:table-cell>
        </table:table-row>
        <table:table-row table:style-name="ro1">
          <table:table-cell office:value-type="float" office:value="34.5416851879539" calcext:value-type="float">
            <text:p>34.5416851879539</text:p>
          </table:table-cell>
          <table:table-cell office:value-type="float" office:value="0.0474865241407159" calcext:value-type="float">
            <text:p>0.04748652414071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79]" office:value-type="float" office:value="0.0474865241407159" calcext:value-type="float">
            <text:p>0.047486524140716</text:p>
          </table:table-cell>
        </table:table-row>
        <table:table-row table:style-name="ro1">
          <table:table-cell office:value-type="float" office:value="34.3876182645031" calcext:value-type="float">
            <text:p>34.3876182645031</text:p>
          </table:table-cell>
          <table:table-cell office:value-type="float" office:value="0.10658039931009" calcext:value-type="float">
            <text:p>0.1065803993100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80]" office:value-type="float" office:value="0.10658039931009" calcext:value-type="float">
            <text:p>0.10658039931009</text:p>
          </table:table-cell>
        </table:table-row>
        <table:table-row table:style-name="ro1">
          <table:table-cell office:value-type="float" office:value="34.335709903407" calcext:value-type="float">
            <text:p>34.335709903407</text:p>
          </table:table-cell>
          <table:table-cell office:value-type="float" office:value="0.158488760406186" calcext:value-type="float">
            <text:p>0.15848876040618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81]" office:value-type="float" office:value="0.158488760406186" calcext:value-type="float">
            <text:p>0.158488760406186</text:p>
          </table:table-cell>
        </table:table-row>
        <table:table-row table:style-name="ro1">
          <table:table-cell office:value-type="float" office:value="34.4859242702869" calcext:value-type="float">
            <text:p>34.4859242702869</text:p>
          </table:table-cell>
          <table:table-cell office:value-type="float" office:value="0.00827439352630677" calcext:value-type="float">
            <text:p>0.00827439352630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82]" office:value-type="float" office:value="0.00827439352630677" calcext:value-type="float">
            <text:p>0.008274393526307</text:p>
          </table:table-cell>
        </table:table-row>
        <table:table-row table:style-name="ro1">
          <table:table-cell office:value-type="float" office:value="34.7402114263959" calcext:value-type="float">
            <text:p>34.7402114263959</text:p>
          </table:table-cell>
          <table:table-cell office:value-type="float" office:value="0.246012762582751" calcext:value-type="float">
            <text:p>0.24601276258275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83]" office:value-type="float" office:value="0.246012762582751" calcext:value-type="float">
            <text:p>0.246012762582751</text:p>
          </table:table-cell>
        </table:table-row>
        <table:table-row table:style-name="ro1">
          <table:table-cell office:value-type="float" office:value="34.6432447468308" calcext:value-type="float">
            <text:p>34.6432447468308</text:p>
          </table:table-cell>
          <table:table-cell office:value-type="float" office:value="0.149046083017609" calcext:value-type="float">
            <text:p>0.14904608301760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84]" office:value-type="float" office:value="0.149046083017609" calcext:value-type="float">
            <text:p>0.149046083017609</text:p>
          </table:table-cell>
        </table:table-row>
        <table:table-row table:style-name="ro1">
          <table:table-cell office:value-type="float" office:value="35.1902431685608" calcext:value-type="float">
            <text:p>35.1902431685608</text:p>
          </table:table-cell>
          <table:table-cell office:value-type="float" office:value="0.696044504747583" calcext:value-type="float">
            <text:p>0.69604450474758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85]" office:value-type="float" office:value="0.696044504747583" calcext:value-type="float">
            <text:p>0.696044504747583</text:p>
          </table:table-cell>
        </table:table-row>
        <table:table-row table:style-name="ro1">
          <table:table-cell office:value-type="float" office:value="34.5330796743881" calcext:value-type="float">
            <text:p>34.5330796743881</text:p>
          </table:table-cell>
          <table:table-cell office:value-type="float" office:value="0.0388810105749258" calcext:value-type="float">
            <text:p>0.03888101057492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86]" office:value-type="float" office:value="0.0388810105749258" calcext:value-type="float">
            <text:p>0.038881010574926</text:p>
          </table:table-cell>
        </table:table-row>
        <table:table-row table:style-name="ro1">
          <table:table-cell office:value-type="float" office:value="34.466244916313" calcext:value-type="float">
            <text:p>34.466244916313</text:p>
          </table:table-cell>
          <table:table-cell office:value-type="float" office:value="0.0279537475001561" calcext:value-type="float">
            <text:p>0.02795374750015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87]" office:value-type="float" office:value="0.0279537475001561" calcext:value-type="float">
            <text:p>0.027953747500156</text:p>
          </table:table-cell>
        </table:table-row>
        <table:table-row table:style-name="ro1">
          <table:table-cell office:value-type="float" office:value="34.4141461667962" calcext:value-type="float">
            <text:p>34.4141461667962</text:p>
          </table:table-cell>
          <table:table-cell office:value-type="float" office:value="0.0800524970170287" calcext:value-type="float">
            <text:p>0.08005249701702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88]" office:value-type="float" office:value="0.0800524970170287" calcext:value-type="float">
            <text:p>0.080052497017029</text:p>
          </table:table-cell>
        </table:table-row>
        <table:table-row table:style-name="ro1">
          <table:table-cell office:value-type="float" office:value="34.5530871055046" calcext:value-type="float">
            <text:p>34.5530871055046</text:p>
          </table:table-cell>
          <table:table-cell office:value-type="float" office:value="0.0588884416913942" calcext:value-type="float">
            <text:p>0.058888441691394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89]" office:value-type="float" office:value="0.0588884416913942" calcext:value-type="float">
            <text:p>0.058888441691394</text:p>
          </table:table-cell>
        </table:table-row>
        <table:table-row table:style-name="ro1">
          <table:table-cell office:value-type="float" office:value="34.5966465731407" calcext:value-type="float">
            <text:p>34.5966465731407</text:p>
          </table:table-cell>
          <table:table-cell office:value-type="float" office:value="0.102447909327502" calcext:value-type="float">
            <text:p>0.10244790932750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90]" office:value-type="float" office:value="0.102447909327502" calcext:value-type="float">
            <text:p>0.102447909327502</text:p>
          </table:table-cell>
        </table:table-row>
        <table:table-row table:style-name="ro1">
          <table:table-cell office:value-type="float" office:value="34.5289676419331" calcext:value-type="float">
            <text:p>34.5289676419331</text:p>
          </table:table-cell>
          <table:table-cell office:value-type="float" office:value="0.0347689781199065" calcext:value-type="float">
            <text:p>0.03476897811990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91]" office:value-type="float" office:value="0.0347689781199065" calcext:value-type="float">
            <text:p>0.034768978119907</text:p>
          </table:table-cell>
        </table:table-row>
        <table:table-row table:style-name="ro1">
          <table:table-cell office:value-type="float" office:value="34.420442650914" calcext:value-type="float">
            <text:p>34.420442650914</text:p>
          </table:table-cell>
          <table:table-cell office:value-type="float" office:value="0.0737560128992101" calcext:value-type="float">
            <text:p>0.0737560128992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92]" office:value-type="float" office:value="0.0737560128992101" calcext:value-type="float">
            <text:p>0.07375601289921</text:p>
          </table:table-cell>
        </table:table-row>
        <table:table-row table:style-name="ro1">
          <table:table-cell office:value-type="float" office:value="34.502280933971" calcext:value-type="float">
            <text:p>34.502280933971</text:p>
          </table:table-cell>
          <table:table-cell office:value-type="float" office:value="0.00808227015783558" calcext:value-type="float">
            <text:p>0.00808227015783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93]" office:value-type="float" office:value="0.00808227015783558" calcext:value-type="float">
            <text:p>0.008082270157836</text:p>
          </table:table-cell>
        </table:table-row>
        <table:table-row table:style-name="ro1">
          <table:table-cell office:value-type="float" office:value="34.610061180206" calcext:value-type="float">
            <text:p>34.610061180206</text:p>
          </table:table-cell>
          <table:table-cell office:value-type="float" office:value="0.115862516392788" calcext:value-type="float">
            <text:p>0.11586251639278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94]" office:value-type="float" office:value="0.115862516392788" calcext:value-type="float">
            <text:p>0.115862516392788</text:p>
          </table:table-cell>
        </table:table-row>
        <table:table-row table:style-name="ro1">
          <table:table-cell office:value-type="float" office:value="34.4470832009115" calcext:value-type="float">
            <text:p>34.4470832009115</text:p>
          </table:table-cell>
          <table:table-cell office:value-type="float" office:value="0.0471154629016866" calcext:value-type="float">
            <text:p>0.04711546290168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95]" office:value-type="float" office:value="0.0471154629016866" calcext:value-type="float">
            <text:p>0.047115462901687</text:p>
          </table:table-cell>
        </table:table-row>
        <table:table-row table:style-name="ro1">
          <table:table-cell office:value-type="float" office:value="34.4848636971695" calcext:value-type="float">
            <text:p>34.4848636971695</text:p>
          </table:table-cell>
          <table:table-cell office:value-type="float" office:value="0.00933496664365663" calcext:value-type="float">
            <text:p>0.00933496664365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96]" office:value-type="float" office:value="0.00933496664365663" calcext:value-type="float">
            <text:p>0.009334966643657</text:p>
          </table:table-cell>
        </table:table-row>
        <table:table-row table:style-name="ro1">
          <table:table-cell office:value-type="float" office:value="34.4928511466721" calcext:value-type="float">
            <text:p>34.4928511466721</text:p>
          </table:table-cell>
          <table:table-cell office:value-type="float" office:value="0.00134751714109171" calcext:value-type="float">
            <text:p>0.00134751714109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97]" office:value-type="float" office:value="0.00134751714109171" calcext:value-type="float">
            <text:p>0.001347517141092</text:p>
          </table:table-cell>
        </table:table-row>
        <table:table-row table:style-name="ro1">
          <table:table-cell office:value-type="float" office:value="34.6211716609653" calcext:value-type="float">
            <text:p>34.6211716609653</text:p>
          </table:table-cell>
          <table:table-cell office:value-type="float" office:value="0.126972997152066" calcext:value-type="float">
            <text:p>0.12697299715206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98]" office:value-type="float" office:value="0.126972997152066" calcext:value-type="float">
            <text:p>0.126972997152066</text:p>
          </table:table-cell>
        </table:table-row>
        <table:table-row table:style-name="ro1">
          <table:table-cell office:value-type="float" office:value="34.4956253043673" calcext:value-type="float">
            <text:p>34.4956253043673</text:p>
          </table:table-cell>
          <table:table-cell office:value-type="float" office:value="0.00142664055406527" calcext:value-type="float">
            <text:p>0.00142664055406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99]" office:value-type="float" office:value="0.00142664055406527" calcext:value-type="float">
            <text:p>0.001426640554065</text:p>
          </table:table-cell>
        </table:table-row>
        <table:table-row table:style-name="ro1">
          <table:table-cell office:value-type="float" office:value="34.500278908243" calcext:value-type="float">
            <text:p>34.500278908243</text:p>
          </table:table-cell>
          <table:table-cell office:value-type="float" office:value="0.006080244429846" calcext:value-type="float">
            <text:p>0.00608024442984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00]" office:value-type="float" office:value="0.006080244429846" calcext:value-type="float">
            <text:p>0.006080244429846</text:p>
          </table:table-cell>
        </table:table-row>
        <table:table-row table:style-name="ro1">
          <table:table-cell office:value-type="float" office:value="34.7575702549466" calcext:value-type="float">
            <text:p>34.7575702549466</text:p>
          </table:table-cell>
          <table:table-cell office:value-type="float" office:value="0.263371591133371" calcext:value-type="float">
            <text:p>0.26337159113337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01]" office:value-type="float" office:value="0.263371591133371" calcext:value-type="float">
            <text:p>0.263371591133371</text:p>
          </table:table-cell>
        </table:table-row>
        <table:table-row table:style-name="ro1">
          <table:table-cell office:value-type="float" office:value="34.8024052809949" calcext:value-type="float">
            <text:p>34.8024052809949</text:p>
          </table:table-cell>
          <table:table-cell office:value-type="float" office:value="0.308206617181725" calcext:value-type="float">
            <text:p>0.308206617181725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02]" office:value-type="float" office:value="0.308206617181725" calcext:value-type="float">
            <text:p>0.308206617181725</text:p>
          </table:table-cell>
        </table:table-row>
        <table:table-row table:style-name="ro1">
          <table:table-cell office:value-type="float" office:value="34.3576091203496" calcext:value-type="float">
            <text:p>34.3576091203496</text:p>
          </table:table-cell>
          <table:table-cell office:value-type="float" office:value="0.136589543463572" calcext:value-type="float">
            <text:p>0.13658954346357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03]" office:value-type="float" office:value="0.136589543463572" calcext:value-type="float">
            <text:p>0.136589543463572</text:p>
          </table:table-cell>
        </table:table-row>
        <table:table-row table:style-name="ro1">
          <table:table-cell office:value-type="float" office:value="34.6951697725923" calcext:value-type="float">
            <text:p>34.6951697725923</text:p>
          </table:table-cell>
          <table:table-cell office:value-type="float" office:value="0.200971108779157" calcext:value-type="float">
            <text:p>0.20097110877915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04]" office:value-type="float" office:value="0.200971108779157" calcext:value-type="float">
            <text:p>0.200971108779157</text:p>
          </table:table-cell>
        </table:table-row>
        <table:table-row table:style-name="ro1">
          <table:table-cell office:value-type="float" office:value="34.5601349705445" calcext:value-type="float">
            <text:p>34.5601349705445</text:p>
          </table:table-cell>
          <table:table-cell office:value-type="float" office:value="0.0659363067312597" calcext:value-type="float">
            <text:p>0.0659363067312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05]" office:value-type="float" office:value="0.0659363067312597" calcext:value-type="float">
            <text:p>0.06593630673126</text:p>
          </table:table-cell>
        </table:table-row>
        <table:table-row table:style-name="ro1">
          <table:table-cell office:value-type="float" office:value="34.485043306748" calcext:value-type="float">
            <text:p>34.485043306748</text:p>
          </table:table-cell>
          <table:table-cell office:value-type="float" office:value="0.00915535706514703" calcext:value-type="float">
            <text:p>0.00915535706514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06]" office:value-type="float" office:value="0.00915535706514703" calcext:value-type="float">
            <text:p>0.009155357065147</text:p>
          </table:table-cell>
        </table:table-row>
        <table:table-row table:style-name="ro1">
          <table:table-cell office:value-type="float" office:value="34.4432709127368" calcext:value-type="float">
            <text:p>34.4432709127368</text:p>
          </table:table-cell>
          <table:table-cell office:value-type="float" office:value="0.0509277510764079" calcext:value-type="float">
            <text:p>0.05092775107640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07]" office:value-type="float" office:value="0.0509277510764079" calcext:value-type="float">
            <text:p>0.050927751076408</text:p>
          </table:table-cell>
        </table:table-row>
        <table:table-row table:style-name="ro1">
          <table:table-cell office:value-type="float" office:value="34.4827606868596" calcext:value-type="float">
            <text:p>34.4827606868596</text:p>
          </table:table-cell>
          <table:table-cell office:value-type="float" office:value="0.011437976953566" calcext:value-type="float">
            <text:p>0.01143797695356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08]" office:value-type="float" office:value="0.011437976953566" calcext:value-type="float">
            <text:p>0.011437976953566</text:p>
          </table:table-cell>
        </table:table-row>
        <table:table-row table:style-name="ro1">
          <table:table-cell office:value-type="float" office:value="34.5086873192659" calcext:value-type="float">
            <text:p>34.5086873192659</text:p>
          </table:table-cell>
          <table:table-cell office:value-type="float" office:value="0.0144886554527375" calcext:value-type="float">
            <text:p>0.01448865545273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209]" office:value-type="float" office:value="0.0144886554527375" calcext:value-type="float">
            <text:p>0.014488655452738</text:p>
          </table:table-cell>
        </table:table-row>
        <table:table-row table:style-name="ro1">
          <table:table-cell office:value-type="float" office:value="34.4442129992983" calcext:value-type="float">
            <text:p>34.4442129992983</text:p>
          </table:table-cell>
          <table:table-cell office:value-type="float" office:value="0.0499856645148782" calcext:value-type="float">
            <text:p>0.049985664514878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210]" office:value-type="float" office:value="0.0499856645148782" calcext:value-type="float">
            <text:p>0.049985664514878</text:p>
          </table:table-cell>
        </table:table-row>
        <table:table-row table:style-name="ro1">
          <table:table-cell office:value-type="float" office:value="34.500108010318" calcext:value-type="float">
            <text:p>34.500108010318</text:p>
          </table:table-cell>
          <table:table-cell office:value-type="float" office:value="0.00590934650479369" calcext:value-type="float">
            <text:p>0.005909346504794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211]" office:value-type="float" office:value="0.00590934650479369" calcext:value-type="float">
            <text:p>0.005909346504794</text:p>
          </table:table-cell>
        </table:table-row>
        <table:table-row table:style-name="ro1">
          <table:table-cell office:value-type="float" office:value="34.6650139556655" calcext:value-type="float">
            <text:p>34.6650139556655</text:p>
          </table:table-cell>
          <table:table-cell office:value-type="float" office:value="0.1708152918523" calcext:value-type="float">
            <text:p>0.1708152918523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212]" office:value-type="float" office:value="0.1708152918523" calcext:value-type="float">
            <text:p>0.1708152918523</text:p>
          </table:table-cell>
        </table:table-row>
        <table:table-row table:style-name="ro1">
          <table:table-cell office:value-type="float" office:value="34.5435658649716" calcext:value-type="float">
            <text:p>34.5435658649716</text:p>
          </table:table-cell>
          <table:table-cell office:value-type="float" office:value="0.0493672011583968" calcext:value-type="float">
            <text:p>0.049367201158397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213]" office:value-type="float" office:value="0.0493672011583968" calcext:value-type="float">
            <text:p>0.049367201158397</text:p>
          </table:table-cell>
        </table:table-row>
        <table:table-row table:style-name="ro1">
          <table:table-cell office:value-type="float" office:value="34.5093891844416" calcext:value-type="float">
            <text:p>34.5093891844416</text:p>
          </table:table-cell>
          <table:table-cell office:value-type="float" office:value="0.0151905206283658" calcext:value-type="float">
            <text:p>0.015190520628366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214]" office:value-type="float" office:value="0.0151905206283658" calcext:value-type="float">
            <text:p>0.015190520628366</text:p>
          </table:table-cell>
        </table:table-row>
        <table:table-row table:style-name="ro1">
          <table:table-cell office:value-type="float" office:value="34.491012921791" calcext:value-type="float">
            <text:p>34.491012921791</text:p>
          </table:table-cell>
          <table:table-cell office:value-type="float" office:value="0.003185742022211" calcext:value-type="float">
            <text:p>0.003185742022211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215]" office:value-type="float" office:value="0.003185742022211" calcext:value-type="float">
            <text:p>0.003185742022211</text:p>
          </table:table-cell>
        </table:table-row>
        <table:table-row table:style-name="ro1">
          <table:table-cell office:value-type="float" office:value="34.3178035927503" calcext:value-type="float">
            <text:p>34.3178035927503</text:p>
          </table:table-cell>
          <table:table-cell office:value-type="float" office:value="0.176395071062899" calcext:value-type="float">
            <text:p>0.17639507106289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216]" office:value-type="float" office:value="0.176395071062899" calcext:value-type="float">
            <text:p>0.176395071062899</text:p>
          </table:table-cell>
        </table:table-row>
        <table:table-row table:style-name="ro1">
          <table:table-cell office:value-type="float" office:value="34.4944123836145" calcext:value-type="float">
            <text:p>34.4944123836145</text:p>
          </table:table-cell>
          <table:table-cell office:value-type="float" office:value="0.00021371980125906" calcext:value-type="float">
            <text:p>0.000213719801259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217]" office:value-type="float" office:value="0.00021371980125906" calcext:value-type="float">
            <text:p>0.000213719801259</text:p>
          </table:table-cell>
        </table:table-row>
        <table:table-row table:style-name="ro1">
          <table:table-cell office:value-type="float" office:value="34.5474009642905" calcext:value-type="float">
            <text:p>34.5474009642905</text:p>
          </table:table-cell>
          <table:table-cell office:value-type="float" office:value="0.0532023004773023" calcext:value-type="float">
            <text:p>0.053202300477302</text:p>
          </table:table-cell>
          <table:table-cell office:value-type="string" calcext:value-type="string">
            <text:p>windsorized_DP</text:p>
          </table:table-cell>
          <table:table-cell office:value-type="string" calcext:value-type="string">
            <text:p>ResamplingDataBlockerConstantSiz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218]" office:value-type="float" office:value="0.0532023004773023" calcext:value-type="float">
            <text:p>0.053202300477302</text:p>
          </table:table-cell>
        </table:table-row>
        <table:table-row table:style-name="ro1" table:number-rows-repeated="104835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census-experiment-output'.B1:'census-experiment-output'.B1048576">
            <calcext:color-scale>
              <calcext:color-scale-entry calcext:value="0" calcext:type="minimum" calcext:color="#99ff33"/>
              <calcext:color-scale-entry calcext:value="1" calcext:type="number" calcext:color="#ffff00"/>
              <calcext:color-scale-entry calcext:value="0" calcext:type="maximum" calcext:color="#ff808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census-experiment-output'.A3:'census-experiment-output'.F218" table:contains-header="false">
          <table:sort>
            <table:sort-by table:field-number="3" table:data-type="automatic"/>
            <table:sort-by table:field-number="2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08-09T15:52:20.267699575</dc:date>
    <meta:editing-duration>PT10M1S</meta:editing-duration>
    <meta:editing-cycles>1</meta:editing-cycles>
    <meta:document-statistic meta:table-count="1" meta:cell-count="152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3cm" svg:height="7.694cm" xlink:href=".." xlink:type="simple" chart:class="chart:scatter" chart:style-name="ch1">
        <chart:plot-area chart:style-name="ch2" table:cell-range-address="'census-experiment-output'.E2:'census-experiment-output'.E20 'census-experiment-output'.G2:'census-experiment-output'.G20" svg:x="0.32cm" svg:y="0.703cm" svg:width="15.362cm" svg:height="7.387cm">
          <chartooo:coordinate-region svg:x="1.047cm" svg:y="0.902cm" svg:width="14.448cm" svg:height="6.5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ensus-experiment-output'.G2:'census-experiment-output'.G20" chart:class="chart:scatter">
            <chart:domain table:cell-range-address="'census-experiment-output'.E2:'census-experiment-output'.E20"/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ensus-experiment-output'.E2:'census-experiment-output'.E20</svg:desc>
                </draw:g>
              </table:table-cell>
              <table:table-cell office:value-type="float" office:value="0">
                <text:p>0</text:p>
                <draw:g>
                  <svg:desc>'census-experiment-output'.G2:'census-experiment-output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20283999932261">
                <text:p>0.0520283999932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450790569159892">
                <text:p>0.45079056915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9736398113971">
                <text:p>0.909736398113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19805092823668">
                <text:p>0.119805092823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175837157109946">
                <text:p>0.175837157109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308818641701976">
                <text:p>0.0308818641701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972801859949399">
                <text:p>0.097280185994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111891743071169">
                <text:p>0.111891743071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792470984130205">
                <text:p>0.0792470984130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100165993310029">
                <text:p>0.0100165993310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124811095803949">
                <text:p>0.124811095803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281062429328223">
                <text:p>0.281062429328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136781278549968">
                <text:p>0.136781278549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255058689727903">
                <text:p>0.255058689727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218294980802924">
                <text:p>0.2182949808029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194582993908014">
                <text:p>0.194582993908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0432349773826175">
                <text:p>0.0432349773826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100779926258618">
                <text:p>0.100779926258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3cm" svg:height="7.694cm" xlink:href=".." xlink:type="simple" chart:class="chart:scatter" chart:style-name="ch1">
        <chart:plot-area chart:style-name="ch2" table:cell-range-address="'census-experiment-output'.E21:'census-experiment-output'.E38 'census-experiment-output'.G21:'census-experiment-output'.G38" svg:x="0.32cm" svg:y="0.703cm" svg:width="15.362cm" svg:height="7.387cm">
          <chartooo:coordinate-region svg:x="1.047cm" svg:y="0.902cm" svg:width="14.448cm" svg:height="6.5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ensus-experiment-output'.G21:'census-experiment-output'.G38" chart:class="chart:scatter">
            <chart:domain table:cell-range-address="'census-experiment-output'.E21:'census-experiment-output'.E38"/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ensus-experiment-output'.E21:'census-experiment-output'.E38</svg:desc>
                </draw:g>
              </table:table-cell>
              <table:table-cell office:value-type="float" office:value="0.632567586526541">
                <text:p>0.632567586526541</text:p>
                <draw:g>
                  <svg:desc>'census-experiment-output'.G21:'census-experiment-output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43244490438622">
                <text:p>0.0843244490438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59980660100632">
                <text:p>0.0859980660100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278530703343449">
                <text:p>0.0278530703343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213585753568019">
                <text:p>0.213585753568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378046232078034">
                <text:p>0.378046232078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147193397961424">
                <text:p>0.147193397961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792081945814545">
                <text:p>0.0792081945814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36797343049139">
                <text:p>0.136797343049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8251918464435">
                <text:p>0.668251918464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86158413050832">
                <text:p>0.086158413050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123315551585151">
                <text:p>0.123315551585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45430656132177">
                <text:p>0.145430656132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21008963980151">
                <text:p>0.021008963980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148018413751302">
                <text:p>0.148018413751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0793140905174425">
                <text:p>0.0793140905174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.0423562774747737">
                <text:p>0.0423562774747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113567038516621">
                <text:p>0.113567038516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3cm" svg:height="7.694cm" xlink:href=".." xlink:type="simple" chart:class="chart:scatter" chart:style-name="ch1">
        <chart:plot-area chart:style-name="ch2" table:cell-range-address="'census-experiment-output'.E39:'census-experiment-output'.E54 'census-experiment-output'.G39:'census-experiment-output'.G54" svg:x="0.135cm" svg:y="0.703cm" svg:width="15.454cm" svg:height="7.387cm">
          <chartooo:coordinate-region svg:x="1.047cm" svg:y="0.902cm" svg:width="14.448cm" svg:height="6.5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ensus-experiment-output'.G39:'census-experiment-output'.G54" chart:class="chart:scatter">
            <chart:domain table:cell-range-address="'census-experiment-output'.E39:'census-experiment-output'.E54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ensus-experiment-output'.E39:'census-experiment-output'.E54</svg:desc>
                </draw:g>
              </table:table-cell>
              <table:table-cell office:value-type="float" office:value="0.436372840275588">
                <text:p>0.436372840275588</text:p>
                <draw:g>
                  <svg:desc>'census-experiment-output'.G39:'census-experiment-output'.G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41118619914353">
                <text:p>0.241118619914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05475279910813">
                <text:p>0.105475279910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267106096507185">
                <text:p>0.267106096507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855264006621255">
                <text:p>0.0855264006621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242770235994826">
                <text:p>0.242770235994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151336363923249">
                <text:p>0.151336363923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148754234249033">
                <text:p>0.148754234249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15786096411739">
                <text:p>0.115786096411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26228609724336">
                <text:p>0.126228609724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106006040357393">
                <text:p>0.106006040357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981573647312572">
                <text:p>0.0981573647312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72290916508949">
                <text:p>0.172290916508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233180231476737">
                <text:p>0.0233180231476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111933160705171">
                <text:p>0.111933160705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104104743043855">
                <text:p>0.1041047430438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3cm" svg:height="7.694cm" xlink:href=".." xlink:type="simple" chart:class="chart:scatter" chart:style-name="ch1">
        <chart:plot-area chart:style-name="ch2" table:cell-range-address="'census-experiment-output'.E55:'census-experiment-output'.E74 'census-experiment-output'.G55:'census-experiment-output'.G74" svg:x="0.426cm" svg:y="0.703cm" svg:width="15.256cm" svg:height="7.387cm">
          <chartooo:coordinate-region svg:x="1.047cm" svg:y="0.902cm" svg:width="14.448cm" svg:height="6.5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ensus-experiment-output'.G55:'census-experiment-output'.G74" chart:class="chart:scatter">
            <chart:domain table:cell-range-address="'census-experiment-output'.E55:'census-experiment-output'.E74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census-experiment-output'.E55:'census-experiment-output'.E74</svg:desc>
                </draw:g>
              </table:table-cell>
              <table:table-cell office:value-type="float" office:value="0.214508138522355">
                <text:p>0.214508138522355</text:p>
                <draw:g>
                  <svg:desc>'census-experiment-output'.G55:'census-experiment-output'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16394542793138">
                <text:p>0.116394542793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38047240367492">
                <text:p>0.138047240367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1.7962567789737">
                <text:p>21.7962567789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119084346874985">
                <text:p>0.011908434687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315046628701083">
                <text:p>0.31504662870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593249305713783">
                <text:p>0.00593249305713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267327301600559">
                <text:p>0.267327301600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160753816669889">
                <text:p>0.160753816669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176484559437995">
                <text:p>0.176484559437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463528954206964">
                <text:p>0.0463528954206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104490438158436">
                <text:p>0.104490438158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302495232029543">
                <text:p>0.00302495232029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0961811848244452">
                <text:p>0.0961811848244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149286246677292">
                <text:p>0.149286246677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164099864462081">
                <text:p>0.164099864462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880337594070255">
                <text:p>0.0880337594070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048553749788951">
                <text:p>0.048553749788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0856892472948516">
                <text:p>0.0856892472948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0590128852303096">
                <text:p>0.05901288523030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7.694cm" xlink:href=".." xlink:type="simple" chart:class="chart:scatter" chart:style-name="ch1">
        <chart:plot-area chart:style-name="ch2" table:cell-range-address="'census-experiment-output'.E55:'census-experiment-output'.E74 'census-experiment-output'.G55:'census-experiment-output'.G74" svg:x="0.135cm" svg:y="0.703cm" svg:width="15.547cm" svg:height="7.387cm">
          <chartooo:coordinate-region svg:x="1.047cm" svg:y="0.902cm" svg:width="14.448cm" svg:height="6.5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ensus-experiment-output'.G55:'census-experiment-output'.G74" chart:class="chart:scatter">
            <chart:domain table:cell-range-address="'census-experiment-output'.E55:'census-experiment-output'.E74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census-experiment-output'.E55:'census-experiment-output'.E74</svg:desc>
                </draw:g>
              </table:table-cell>
              <table:table-cell office:value-type="float" office:value="0.214508138522355">
                <text:p>0.214508138522355</text:p>
                <draw:g>
                  <svg:desc>'census-experiment-output'.G55:'census-experiment-output'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16394542793138">
                <text:p>0.116394542793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38047240367492">
                <text:p>0.138047240367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1.7962567789737">
                <text:p>21.7962567789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119084346874985">
                <text:p>0.011908434687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315046628701083">
                <text:p>0.31504662870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593249305713783">
                <text:p>0.00593249305713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267327301600559">
                <text:p>0.267327301600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160753816669889">
                <text:p>0.160753816669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176484559437995">
                <text:p>0.176484559437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463528954206964">
                <text:p>0.0463528954206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104490438158436">
                <text:p>0.104490438158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302495232029543">
                <text:p>0.00302495232029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0961811848244452">
                <text:p>0.0961811848244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149286246677292">
                <text:p>0.149286246677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164099864462081">
                <text:p>0.164099864462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880337594070255">
                <text:p>0.0880337594070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048553749788951">
                <text:p>0.048553749788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0856892472948516">
                <text:p>0.0856892472948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0590128852303096">
                <text:p>0.05901288523030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